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02cm"/>
    </style:style>
    <style:style style:name="co3" style:family="table-column">
      <style:table-column-properties fo:break-before="auto" style:column-width="3.722cm"/>
    </style:style>
    <style:style style:name="co4" style:family="table-column">
      <style:table-column-properties fo:break-before="auto" style:column-width="3.856cm"/>
    </style:style>
    <style:style style:name="co5" style:family="table-column">
      <style:table-column-properties fo:break-before="auto" style:column-width="5.466cm"/>
    </style:style>
    <style:style style:name="co6" style:family="table-column">
      <style:table-column-properties fo:break-before="auto" style:column-width="3.884cm"/>
    </style:style>
    <style:style style:name="co7" style:family="table-column">
      <style:table-column-properties fo:break-before="auto" style:column-width="2.829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2">
          <table:table-cell/>
          <table:table-cell office:value-type="string">
            <text:p>X</text:p>
          </table:table-cell>
          <table:table-cell office:value-type="string">
            <text:p>Quadrant</text:p>
          </table:table-cell>
          <table:table-cell office:value-type="string">
            <text:p>Teilquadrant</text:p>
          </table:table-cell>
          <table:table-cell office:value-type="string">
            <text:p>Ortsnummer</text:p>
          </table:table-cell>
          <table:table-cell office:value-type="string">
            <text:p>Ortsbuchstaben</text:p>
          </table:table-cell>
          <table:table-cell office:value-type="string">
            <text:p>Ortsname</text:p>
          </table:table-cell>
          <table:table-cell office:value-type="string">
            <text:p>Kreis</text:p>
          </table:table-cell>
          <table:table-cell office:value-type="string">
            <text:p>Land</text:p>
          </table:table-cell>
          <table:table-cell office:value-type="string">
            <text:p>I</text:p>
          </table:table-cell>
          <table:table-cell office:value-type="string">
            <text:p>II</text:p>
          </table:table-cell>
          <table:table-cell office:value-type="string">
            <text:p>III</text:p>
          </table:table-cell>
          <table:table-cell office:value-type="string">
            <text:p>IV</text:p>
          </table:table-cell>
          <table:table-cell office:value-type="string">
            <text:p>X12</text:p>
          </table:table-cell>
          <table:table-cell office:value-type="string">
            <text:p>RES_1st_run</text:p>
          </table:table-cell>
          <table:table-cell office:value-type="string">
            <text:p>Ortsname_old</text:p>
          </table:table-cell>
          <table:table-cell office:value-type="string">
            <text:p>Stadt.oder.Gemeinde.oder.Landkreis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res</text:p>
          </table:table-cell>
          <table:table-cell office:value-type="string">
            <text:p>Cor.Kammers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float" office:value="111">
            <text:p>11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ao</text:p>
          </table:table-cell>
          <table:table-cell office:value-type="string">
            <text:p>Mengeringhausen</text:p>
          </table:table-cell>
          <table:table-cell office:value-type="string">
            <text:p>der Twiste</text:p>
          </table:table-cell>
          <table:table-cell office:value-type="string">
            <text:p>Hessen-Nassau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Mengeringhausen</text:p>
          </table:table-cell>
          <table:table-cell office:value-type="string">
            <text:p>Bad Arolsen</text:p>
          </table:table-cell>
          <table:table-cell office:value-type="string">
            <text:p>499254.55</text:p>
          </table:table-cell>
          <table:table-cell office:value-type="string">
            <text:p>5690553.40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11">
            <text:p>111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string">
            <text:p>b</text:p>
          </table:table-cell>
          <table:table-cell table:number-columns-repeated="2" office:value-type="string">
            <text:p>Frankenberg</text:p>
          </table:table-cell>
          <table:table-cell office:value-type="string">
            <text:p>Hessen-Nassau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Frankenberg</text:p>
          </table:table-cell>
          <table:table-cell office:value-type="string">
            <text:p>Eder</text:p>
          </table:table-cell>
          <table:table-cell office:value-type="string">
            <text:p>486289.65</text:p>
          </table:table-cell>
          <table:table-cell office:value-type="string">
            <text:p>5656194.75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2">
            <text:p>92</text:p>
          </table:table-cell>
          <table:table-cell office:value-type="float" office:value="111">
            <text:p>111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office:value-type="string">
            <text:p>br</text:p>
          </table:table-cell>
          <table:table-cell office:value-type="string">
            <text:p>Halgehausen </text:p>
          </table:table-cell>
          <table:table-cell office:value-type="string">
            <text:p>Frankenberg</text:p>
          </table:table-cell>
          <table:table-cell office:value-type="string">
            <text:p>Hessen-Nassau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Halgehausen</text:p>
          </table:table-cell>
          <table:table-cell office:value-type="string">
            <text:p>Haina</text:p>
          </table:table-cell>
          <table:table-cell office:value-type="string">
            <text:p>495781.30</text:p>
          </table:table-cell>
          <table:table-cell office:value-type="string">
            <text:p>5653084.47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4">
            <text:p>114</text:p>
          </table:table-cell>
          <table:table-cell office:value-type="float" office:value="112">
            <text:p>1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string">
            <text:p>Klostergut Reinshof</text:p>
          </table:table-cell>
          <table:table-cell office:value-type="string">
            <text:p>Göttingen</text:p>
          </table:table-cell>
          <table:table-cell office:value-type="string">
            <text:p>Hannover</text:p>
          </table:table-cell>
          <table:table-cell table:number-columns-repeated="2" office:value-type="string">
            <text:p>j</text:p>
          </table:table-cell>
          <table:table-cell table:number-columns-repeated="3"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Reinshof</text:p>
          </table:table-cell>
          <table:table-cell office:value-type="string">
            <text:p>Friedland</text:p>
          </table:table-cell>
          <table:table-cell office:value-type="string">
            <text:p>564579.85</text:p>
          </table:table-cell>
          <table:table-cell office:value-type="string">
            <text:p>5705491.61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23">
            <text:p>123</text:p>
          </table:table-cell>
          <table:table-cell office:value-type="float" office:value="112">
            <text:p>11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cr</text:p>
          </table:table-cell>
          <table:table-cell office:value-type="string">
            <text:p>Benniehausen </text:p>
          </table:table-cell>
          <table:table-cell office:value-type="string">
            <text:p>Göttingen</text:p>
          </table:table-cell>
          <table:table-cell office:value-type="string">
            <text:p>Hannover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Benniehausen</text:p>
          </table:table-cell>
          <table:table-cell office:value-type="string">
            <text:p>Gleichen</text:p>
          </table:table-cell>
          <table:table-cell office:value-type="string">
            <text:p>572996.60</text:p>
          </table:table-cell>
          <table:table-cell office:value-type="string">
            <text:p>5704579.44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9">
            <text:p>129</text:p>
          </table:table-cell>
          <table:table-cell office:value-type="float" office:value="112">
            <text:p>112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string">
            <text:p>da</text:p>
          </table:table-cell>
          <table:table-cell office:value-type="string">
            <text:p>Weißenborn </text:p>
          </table:table-cell>
          <table:table-cell office:value-type="string">
            <text:p>Göttingen</text:p>
          </table:table-cell>
          <table:table-cell office:value-type="string">
            <text:p>Hannover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Weißenborn</text:p>
          </table:table-cell>
          <table:table-cell office:value-type="string">
            <text:p>Gleichen</text:p>
          </table:table-cell>
          <table:table-cell office:value-type="string">
            <text:p>578360.92</text:p>
          </table:table-cell>
          <table:table-cell office:value-type="string">
            <text:p>5699388.34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33">
            <text:p>133</text:p>
          </table:table-cell>
          <table:table-cell office:value-type="float" office:value="112">
            <text:p>11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bl</text:p>
          </table:table-cell>
          <table:table-cell office:value-type="string">
            <text:p>Gerblingerode </text:p>
          </table:table-cell>
          <table:table-cell office:value-type="string">
            <text:p>Duderstadt</text:p>
          </table:table-cell>
          <table:table-cell office:value-type="string">
            <text:p>Hannover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Gerblingerode</text:p>
          </table:table-cell>
          <table:table-cell office:value-type="string">
            <text:p>Duderstadt</text:p>
          </table:table-cell>
          <table:table-cell office:value-type="string">
            <text:p>587832.16</text:p>
          </table:table-cell>
          <table:table-cell office:value-type="string">
            <text:p>5705505.49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34">
            <text:p>134</text:p>
          </table:table-cell>
          <table:table-cell office:value-type="float" office:value="112">
            <text:p>11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cl</text:p>
          </table:table-cell>
          <table:table-cell office:value-type="string">
            <text:p>Wehnde </text:p>
          </table:table-cell>
          <table:table-cell office:value-type="string">
            <text:p>Worbis</text:p>
          </table:table-cell>
          <table:table-cell office:value-type="string">
            <text:p>Pr. Sachsen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Wehnde</text:p>
          </table:table-cell>
          <table:table-cell office:value-type="string">
            <text:p>Eichsfeld</text:p>
          </table:table-cell>
          <table:table-cell office:value-type="string">
            <text:p>591104.68</text:p>
          </table:table-cell>
          <table:table-cell office:value-type="string">
            <text:p>5704176.04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35">
            <text:p>135</text:p>
          </table:table-cell>
          <table:table-cell office:value-type="float" office:value="112">
            <text:p>11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dr</text:p>
          </table:table-cell>
          <table:table-cell office:value-type="string">
            <text:p>Tastungen </text:p>
          </table:table-cell>
          <table:table-cell office:value-type="string">
            <text:p>Worbis</text:p>
          </table:table-cell>
          <table:table-cell office:value-type="string">
            <text:p>Pr. Sachsen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Tastungen</text:p>
          </table:table-cell>
          <table:table-cell office:value-type="string">
            <text:p>Eichsfeld</text:p>
          </table:table-cell>
          <table:table-cell office:value-type="string">
            <text:p>590983.20</text:p>
          </table:table-cell>
          <table:table-cell office:value-type="string">
            <text:p>5702674.86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55">
            <text:p>155</text:p>
          </table:table-cell>
          <table:table-cell office:value-type="float" office:value="112">
            <text:p>11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br</text:p>
          </table:table-cell>
          <table:table-cell office:value-type="string">
            <text:p>Niedergandern </text:p>
          </table:table-cell>
          <table:table-cell office:value-type="string">
            <text:p>Göttingen</text:p>
          </table:table-cell>
          <table:table-cell office:value-type="string">
            <text:p>Hannover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Niedergandern</text:p>
          </table:table-cell>
          <table:table-cell office:value-type="string">
            <text:p>Friedland</text:p>
          </table:table-cell>
          <table:table-cell office:value-type="string">
            <text:p>565200.36</text:p>
          </table:table-cell>
          <table:table-cell office:value-type="string">
            <text:p>5694063.11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59">
            <text:p>159</text:p>
          </table:table-cell>
          <table:table-cell office:value-type="float" office:value="112">
            <text:p>11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ao</text:p>
          </table:table-cell>
          <table:table-cell office:value-type="string">
            <text:p>Streitholz </text:p>
          </table:table-cell>
          <table:table-cell office:value-type="string">
            <text:p>Heiligenstadt</text:p>
          </table:table-cell>
          <table:table-cell office:value-type="string">
            <text:p>Pr. Sachsen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Streitholz</text:p>
          </table:table-cell>
          <table:table-cell office:value-type="string">
            <text:p>Hohes Kreuz</text:p>
          </table:table-cell>
          <table:table-cell office:value-type="string">
            <text:p>575875.64</text:p>
          </table:table-cell>
          <table:table-cell office:value-type="string">
            <text:p>5696494.94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60">
            <text:p>160</text:p>
          </table:table-cell>
          <table:table-cell office:value-type="float" office:value="112">
            <text:p>11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du</text:p>
          </table:table-cell>
          <table:table-cell office:value-type="string">
            <text:p>Mengelrode </text:p>
          </table:table-cell>
          <table:table-cell office:value-type="string">
            <text:p>Heiligenstadt</text:p>
          </table:table-cell>
          <table:table-cell office:value-type="string">
            <text:p>Pr. Sachsen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Mengelrode</text:p>
          </table:table-cell>
          <table:table-cell office:value-type="string">
            <text:p>Hohes Kreuz</text:p>
          </table:table-cell>
          <table:table-cell office:value-type="string">
            <text:p>576548.27</text:p>
          </table:table-cell>
          <table:table-cell office:value-type="string">
            <text:p>5694903.92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62">
            <text:p>162</text:p>
          </table:table-cell>
          <table:table-cell office:value-type="float" office:value="112">
            <text:p>112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string">
            <text:p>bl</text:p>
          </table:table-cell>
          <table:table-cell office:value-type="string">
            <text:p>Rengelrode</text:p>
          </table:table-cell>
          <table:table-cell office:value-type="string">
            <text:p>Heiligenstadt</text:p>
          </table:table-cell>
          <table:table-cell office:value-type="string">
            <text:p>Pr. Sachsen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Rengelrode</text:p>
          </table:table-cell>
          <table:table-cell office:value-type="string">
            <text:p>Heilbad Heiligenstadt</text:p>
          </table:table-cell>
          <table:table-cell office:value-type="string">
            <text:p>576060.36</text:p>
          </table:table-cell>
          <table:table-cell office:value-type="string">
            <text:p>5692611.07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64">
            <text:p>164</text:p>
          </table:table-cell>
          <table:table-cell office:value-type="float" office:value="112">
            <text:p>112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string">
            <text:p>al</text:p>
          </table:table-cell>
          <table:table-cell office:value-type="string">
            <text:p>Uder </text:p>
          </table:table-cell>
          <table:table-cell office:value-type="string">
            <text:p>Heiligenstadt</text:p>
          </table:table-cell>
          <table:table-cell office:value-type="string">
            <text:p>Pr. Sachsen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Uder</text:p>
          </table:table-cell>
          <table:table-cell office:value-type="string">
            <text:p>Eichsfeld</text:p>
          </table:table-cell>
          <table:table-cell office:value-type="string">
            <text:p>574798.59</text:p>
          </table:table-cell>
          <table:table-cell office:value-type="string">
            <text:p>5690703.65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66">
            <text:p>166</text:p>
          </table:table-cell>
          <table:table-cell office:value-type="float" office:value="112">
            <text:p>112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b</text:p>
          </table:table-cell>
          <table:table-cell office:value-type="string">
            <text:p>Bodenrode-Westhausen</text:p>
          </table:table-cell>
          <table:table-cell office:value-type="string">
            <text:p>Heiligenstadt</text:p>
          </table:table-cell>
          <table:table-cell office:value-type="string">
            <text:p>Pr. Sachsen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Bodenrode-Westhausen</text:p>
          </table:table-cell>
          <table:table-cell office:value-type="string">
            <text:p>Eichsfeld</text:p>
          </table:table-cell>
          <table:table-cell office:value-type="string">
            <text:p>582837.69</text:p>
          </table:table-cell>
          <table:table-cell office:value-type="string">
            <text:p>5694181.84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67">
            <text:p>167</text:p>
          </table:table-cell>
          <table:table-cell office:value-type="float" office:value="112">
            <text:p>112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string">
            <text:p>ao</text:p>
          </table:table-cell>
          <table:table-cell office:value-type="string">
            <text:p>Bodenrode </text:p>
          </table:table-cell>
          <table:table-cell office:value-type="string">
            <text:p>Worbis</text:p>
          </table:table-cell>
          <table:table-cell office:value-type="string">
            <text:p>Pr. Sachsen</text:p>
          </table:table-cell>
          <table:table-cell office:value-type="string">
            <text:p>j</text:p>
          </table:table-cell>
          <table:table-cell office:value-type="string">
            <text:p>NA</text:p>
          </table:table-cell>
          <table:table-cell table:number-columns-repeated="2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Bodenrode</text:p>
          </table:table-cell>
          <table:table-cell office:value-type="string">
            <text:p>Bodenrode-Westhausen</text:p>
          </table:table-cell>
          <table:table-cell office:value-type="string">
            <text:p>584199.03</text:p>
          </table:table-cell>
          <table:table-cell office:value-type="string">
            <text:p>5694546.77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68">
            <text:p>168</text:p>
          </table:table-cell>
          <table:table-cell office:value-type="float" office:value="112">
            <text:p>112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string">
            <text:p>br</text:p>
          </table:table-cell>
          <table:table-cell office:value-type="string">
            <text:p>Wingerode </text:p>
          </table:table-cell>
          <table:table-cell office:value-type="string">
            <text:p>Worbis</text:p>
          </table:table-cell>
          <table:table-cell office:value-type="string">
            <text:p>Pr. Sachsen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Wingerode</text:p>
          </table:table-cell>
          <table:table-cell office:value-type="string">
            <text:p>Eichsfeld</text:p>
          </table:table-cell>
          <table:table-cell office:value-type="string">
            <text:p>586325.61</text:p>
          </table:table-cell>
          <table:table-cell office:value-type="string">
            <text:p>5693914.95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69">
            <text:p>169</text:p>
          </table:table-cell>
          <table:table-cell office:value-type="float" office:value="112">
            <text:p>112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string">
            <text:p>co</text:p>
          </table:table-cell>
          <table:table-cell office:value-type="string">
            <text:p>Leinefelde-Worbis</text:p>
          </table:table-cell>
          <table:table-cell office:value-type="string">
            <text:p>Worbis</text:p>
          </table:table-cell>
          <table:table-cell office:value-type="string">
            <text:p>Pr. Sachsen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Leinefelde-Worbis</text:p>
          </table:table-cell>
          <table:table-cell office:value-type="string">
            <text:p>Eichsfeld</text:p>
          </table:table-cell>
          <table:table-cell office:value-type="string">
            <text:p>592545.20</text:p>
          </table:table-cell>
          <table:table-cell office:value-type="string">
            <text:p>5695942.32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78">
            <text:p>178</text:p>
          </table:table-cell>
          <table:table-cell office:value-type="float" office:value="112">
            <text:p>11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cl</text:p>
          </table:table-cell>
          <table:table-cell office:value-type="string">
            <text:p>Roßbach </text:p>
          </table:table-cell>
          <table:table-cell office:value-type="string">
            <text:p>Witzenhausen</text:p>
          </table:table-cell>
          <table:table-cell office:value-type="string">
            <text:p>Hessen-Nassau</text:p>
          </table:table-cell>
          <table:table-cell office:value-type="string">
            <text:p>NA</text:p>
          </table:table-cell>
          <table:table-cell office:value-type="string">
            <text:p>j</text:p>
          </table:table-cell>
          <table:table-cell table:number-columns-repeated="3"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Roßbach</text:p>
          </table:table-cell>
          <table:table-cell office:value-type="string">
            <text:p>Witzenhausen</text:p>
          </table:table-cell>
          <table:table-cell office:value-type="string">
            <text:p>556399.57</text:p>
          </table:table-cell>
          <table:table-cell office:value-type="string">
            <text:p>5685191.67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81">
            <text:p>181</text:p>
          </table:table-cell>
          <table:table-cell office:value-type="float" office:value="112">
            <text:p>112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string">
            <text:p>au</text:p>
          </table:table-cell>
          <table:table-cell office:value-type="string">
            <text:p>Großalmerode </text:p>
          </table:table-cell>
          <table:table-cell office:value-type="string">
            <text:p>Witzenhausen</text:p>
          </table:table-cell>
          <table:table-cell office:value-type="string">
            <text:p>Hessen-Nassau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Großalmerode</text:p>
          </table:table-cell>
          <table:table-cell office:value-type="string">
            <text:p>Werra-Meißner</text:p>
          </table:table-cell>
          <table:table-cell office:value-type="string">
            <text:p>554846.03</text:p>
          </table:table-cell>
          <table:table-cell office:value-type="string">
            <text:p>5678892.64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82">
            <text:p>182</text:p>
          </table:table-cell>
          <table:table-cell office:value-type="float" office:value="112">
            <text:p>112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office:value-type="string">
            <text:p>Werleshausen</text:p>
          </table:table-cell>
          <table:table-cell office:value-type="string">
            <text:p>Heiligenstadt</text:p>
          </table:table-cell>
          <table:table-cell office:value-type="string">
            <text:p>Pr. Sachsen</text:p>
          </table:table-cell>
          <table:table-cell office:value-type="string">
            <text:p>j</text:p>
          </table:table-cell>
          <table:table-cell office:value-type="string">
            <text:p>NA</text:p>
          </table:table-cell>
          <table:table-cell table:number-columns-repeated="2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Werleshausen</text:p>
          </table:table-cell>
          <table:table-cell office:value-type="string">
            <text:p>Witzenhausen</text:p>
          </table:table-cell>
          <table:table-cell office:value-type="string">
            <text:p>563870.71</text:p>
          </table:table-cell>
          <table:table-cell office:value-type="string">
            <text:p>5686473.21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85">
            <text:p>185</text:p>
          </table:table-cell>
          <table:table-cell office:value-type="float" office:value="112">
            <text:p>112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string">
            <text:p>br</text:p>
          </table:table-cell>
          <table:table-cell office:value-type="string">
            <text:p>Wahlhausen </text:p>
          </table:table-cell>
          <table:table-cell office:value-type="string">
            <text:p>Heiligenstadt</text:p>
          </table:table-cell>
          <table:table-cell office:value-type="string">
            <text:p>Pr. Sachsen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Wahlhausen</text:p>
          </table:table-cell>
          <table:table-cell office:value-type="string">
            <text:p>Eichsfeld</text:p>
          </table:table-cell>
          <table:table-cell office:value-type="string">
            <text:p>568268.53</text:p>
          </table:table-cell>
          <table:table-cell office:value-type="string">
            <text:p>5682967.52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91">
            <text:p>191</text:p>
          </table:table-cell>
          <table:table-cell office:value-type="float" office:value="112">
            <text:p>11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string">
            <text:p>ab</text:p>
          </table:table-cell>
          <table:table-cell office:value-type="string">
            <text:p>Lehna </text:p>
          </table:table-cell>
          <table:table-cell office:value-type="string">
            <text:p>Heiligenstadt</text:p>
          </table:table-cell>
          <table:table-cell office:value-type="string">
            <text:p>Pr. Sachsen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Lehna</text:p>
          </table:table-cell>
          <table:table-cell office:value-type="string">
            <text:p>Schimberg</text:p>
          </table:table-cell>
          <table:table-cell office:value-type="string">
            <text:p>578621.08</text:p>
          </table:table-cell>
          <table:table-cell office:value-type="string">
            <text:p>5679770.32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95">
            <text:p>195</text:p>
          </table:table-cell>
          <table:table-cell office:value-type="float" office:value="112">
            <text:p>112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string">
            <text:p>cu</text:p>
          </table:table-cell>
          <table:table-cell office:value-type="string">
            <text:p>Großbartloff </text:p>
          </table:table-cell>
          <table:table-cell office:value-type="string">
            <text:p>Heiligenstadt</text:p>
          </table:table-cell>
          <table:table-cell office:value-type="string">
            <text:p>Pr. Sachsen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Großbartloff</text:p>
          </table:table-cell>
          <table:table-cell office:value-type="string">
            <text:p>Eichsfeld</text:p>
          </table:table-cell>
          <table:table-cell office:value-type="string">
            <text:p>584677.48</text:p>
          </table:table-cell>
          <table:table-cell office:value-type="string">
            <text:p>5678345.58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02">
            <text:p>202</text:p>
          </table:table-cell>
          <table:table-cell office:value-type="float" office:value="112">
            <text:p>112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string">
            <text:p>a</text:p>
          </table:table-cell>
          <table:table-cell office:value-type="string">
            <text:p>Empfershausen </text:p>
          </table:table-cell>
          <table:table-cell office:value-type="string">
            <text:p>Melsungen</text:p>
          </table:table-cell>
          <table:table-cell office:value-type="string">
            <text:p>Hessen-Nassau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Empfershausen</text:p>
          </table:table-cell>
          <table:table-cell office:value-type="string">
            <text:p>Körle</text:p>
          </table:table-cell>
          <table:table-cell office:value-type="string">
            <text:p>538265.60</text:p>
          </table:table-cell>
          <table:table-cell office:value-type="string">
            <text:p>5670239.10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11">
            <text:p>211</text:p>
          </table:table-cell>
          <table:table-cell office:value-type="float" office:value="112">
            <text:p>112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string">
            <text:p>br</text:p>
          </table:table-cell>
          <table:table-cell office:value-type="string">
            <text:p>Großtöpfer </text:p>
          </table:table-cell>
          <table:table-cell office:value-type="string">
            <text:p>Heiligenstadt</text:p>
          </table:table-cell>
          <table:table-cell office:value-type="string">
            <text:p>Pr. Sachsen</text:p>
          </table:table-cell>
          <table:table-cell table:number-columns-repeated="2" office:value-type="string">
            <text:p>j</text:p>
          </table:table-cell>
          <table:table-cell table:number-columns-repeated="3"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Großtöpfer</text:p>
          </table:table-cell>
          <table:table-cell office:value-type="string">
            <text:p>Eichsfeld</text:p>
          </table:table-cell>
          <table:table-cell office:value-type="string">
            <text:p>580071.63</text:p>
          </table:table-cell>
          <table:table-cell office:value-type="string">
            <text:p>5675812.75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15">
            <text:p>215</text:p>
          </table:table-cell>
          <table:table-cell office:value-type="float" office:value="112">
            <text:p>112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string">
            <text:p>do</text:p>
          </table:table-cell>
          <table:table-cell office:value-type="string">
            <text:p>Struth </text:p>
          </table:table-cell>
          <table:table-cell office:value-type="string">
            <text:p>Mühlhausen</text:p>
          </table:table-cell>
          <table:table-cell office:value-type="string">
            <text:p>Pr. Sachsen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Struth</text:p>
          </table:table-cell>
          <table:table-cell office:value-type="string">
            <text:p>Rodeberg</text:p>
          </table:table-cell>
          <table:table-cell office:value-type="string">
            <text:p>590959.90</text:p>
          </table:table-cell>
          <table:table-cell office:value-type="string">
            <text:p>5675423.83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24">
            <text:p>224</text:p>
          </table:table-cell>
          <table:table-cell office:value-type="float" office:value="112">
            <text:p>112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string">
            <text:p>al</text:p>
          </table:table-cell>
          <table:table-cell office:value-type="string">
            <text:p>Malsfeld</text:p>
          </table:table-cell>
          <table:table-cell office:value-type="string">
            <text:p>Melsungen</text:p>
          </table:table-cell>
          <table:table-cell office:value-type="string">
            <text:p>Hessen-Nassau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Malsfeld</text:p>
          </table:table-cell>
          <table:table-cell office:value-type="string">
            <text:p>Schwalm-Eder </text:p>
          </table:table-cell>
          <table:table-cell office:value-type="string">
            <text:p>537669.59</text:p>
          </table:table-cell>
          <table:table-cell office:value-type="string">
            <text:p>5660139.47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31">
            <text:p>231</text:p>
          </table:table-cell>
          <table:table-cell office:value-type="float" office:value="112">
            <text:p>112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office:value-type="string">
            <text:p>au</text:p>
          </table:table-cell>
          <table:table-cell office:value-type="string">
            <text:p>Weißenborn </text:p>
          </table:table-cell>
          <table:table-cell office:value-type="string">
            <text:p>Eschwege</text:p>
          </table:table-cell>
          <table:table-cell office:value-type="string">
            <text:p>Hessen-Nassau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Weißenborn</text:p>
          </table:table-cell>
          <table:table-cell office:value-type="string">
            <text:p>Werra-Meißner</text:p>
          </table:table-cell>
          <table:table-cell office:value-type="string">
            <text:p>578084.85</text:p>
          </table:table-cell>
          <table:table-cell office:value-type="string">
            <text:p>5664323.99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35">
            <text:p>235</text:p>
          </table:table-cell>
          <table:table-cell office:value-type="float" office:value="112">
            <text:p>112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string">
            <text:p>c</text:p>
          </table:table-cell>
          <table:table-cell office:value-type="string">
            <text:p>Großburschla </text:p>
          </table:table-cell>
          <table:table-cell office:value-type="string">
            <text:p>Mühlhausen</text:p>
          </table:table-cell>
          <table:table-cell office:value-type="string">
            <text:p>Pr. Sachsen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Großburschla</text:p>
          </table:table-cell>
          <table:table-cell office:value-type="string">
            <text:p>Treffurt</text:p>
          </table:table-cell>
          <table:table-cell office:value-type="string">
            <text:p>582003.77</text:p>
          </table:table-cell>
          <table:table-cell office:value-type="string">
            <text:p>5665679.15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74">
            <text:p>274</text:p>
          </table:table-cell>
          <table:table-cell office:value-type="float" office:value="124">
            <text:p>124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string">
            <text:p>al</text:p>
          </table:table-cell>
          <table:table-cell office:value-type="string">
            <text:p>Lautzert </text:p>
          </table:table-cell>
          <table:table-cell office:value-type="string">
            <text:p>Neuwied</text:p>
          </table:table-cell>
          <table:table-cell office:value-type="string">
            <text:p>Rheinprovinz</text:p>
          </table:table-cell>
          <table:table-cell table:number-columns-repeated="2" office:value-type="string">
            <text:p>j</text:p>
          </table:table-cell>
          <table:table-cell table:number-columns-repeated="3"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Lautzert</text:p>
          </table:table-cell>
          <table:table-cell office:value-type="string">
            <text:p>Oberdreis</text:p>
          </table:table-cell>
          <table:table-cell office:value-type="string">
            <text:p>405566.78</text:p>
          </table:table-cell>
          <table:table-cell office:value-type="string">
            <text:p>5611070.86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277">
            <text:p>277</text:p>
          </table:table-cell>
          <table:table-cell office:value-type="float" office:value="124">
            <text:p>124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string">
            <text:p>c</text:p>
          </table:table-cell>
          <table:table-cell office:value-type="string">
            <text:p>Roßbach </text:p>
          </table:table-cell>
          <table:table-cell office:value-type="string">
            <text:p>Oberwesterwaldkreis</text:p>
          </table:table-cell>
          <table:table-cell office:value-type="string">
            <text:p>Hessen-Nassau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Roßbach</text:p>
          </table:table-cell>
          <table:table-cell office:value-type="string">
            <text:p>Westerwald</text:p>
          </table:table-cell>
          <table:table-cell office:value-type="string">
            <text:p>406700.30</text:p>
          </table:table-cell>
          <table:table-cell office:value-type="string">
            <text:p>5606754.84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279">
            <text:p>279</text:p>
          </table:table-cell>
          <table:table-cell office:value-type="float" office:value="124">
            <text:p>124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string">
            <text:p>cu</text:p>
          </table:table-cell>
          <table:table-cell office:value-type="string">
            <text:p>Bad Marienberg</text:p>
          </table:table-cell>
          <table:table-cell office:value-type="string">
            <text:p>Oberwesterwaldkreis</text:p>
          </table:table-cell>
          <table:table-cell office:value-type="string">
            <text:p>Hessen-Nassau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Bad Marienberg</text:p>
          </table:table-cell>
          <table:table-cell office:value-type="string">
            <text:p>Westerwald</text:p>
          </table:table-cell>
          <table:table-cell office:value-type="string">
            <text:p>425505.19</text:p>
          </table:table-cell>
          <table:table-cell office:value-type="string">
            <text:p>5611761.79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288">
            <text:p>288</text:p>
          </table:table-cell>
          <table:table-cell office:value-type="float" office:value="124">
            <text:p>124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string">
            <text:p>al</text:p>
          </table:table-cell>
          <table:table-cell office:value-type="string">
            <text:p>Neustadt</text:p>
          </table:table-cell>
          <table:table-cell office:value-type="string">
            <text:p>Oberwesterwaldkreis</text:p>
          </table:table-cell>
          <table:table-cell office:value-type="string">
            <text:p>Hessen-Nassau</text:p>
          </table:table-cell>
          <table:table-cell table:number-columns-repeated="3" office:value-type="string">
            <text:p>j</text:p>
          </table:table-cell>
          <table:table-cell table:number-columns-repeated="2"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Neustadt</text:p>
          </table:table-cell>
          <table:table-cell office:value-type="string">
            <text:p>Westerwald</text:p>
          </table:table-cell>
          <table:table-cell office:value-type="string">
            <text:p>432252.86</text:p>
          </table:table-cell>
          <table:table-cell office:value-type="string">
            <text:p>5608904.11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309">
            <text:p>309</text:p>
          </table:table-cell>
          <table:table-cell office:value-type="float" office:value="124">
            <text:p>124</text:p>
          </table:table-cell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  <table:table-cell office:value-type="string">
            <text:p>c</text:p>
          </table:table-cell>
          <table:table-cell office:value-type="string">
            <text:p>Berzhahn </text:p>
          </table:table-cell>
          <table:table-cell office:value-type="string">
            <text:p>Oberwesterwaldkreis</text:p>
          </table:table-cell>
          <table:table-cell office:value-type="string">
            <text:p>Hessen-Nassau</text:p>
          </table:table-cell>
          <table:table-cell table:number-columns-repeated="3" office:value-type="string">
            <text:p>j</text:p>
          </table:table-cell>
          <table:table-cell table:number-columns-repeated="2"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Berzhahn</text:p>
          </table:table-cell>
          <table:table-cell office:value-type="string">
            <text:p>Westerwald</text:p>
          </table:table-cell>
          <table:table-cell office:value-type="string">
            <text:p>429437.06</text:p>
          </table:table-cell>
          <table:table-cell office:value-type="string">
            <text:p>5598886.43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22">
            <text:p>322</text:p>
          </table:table-cell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d</text:p>
          </table:table-cell>
          <table:table-cell office:value-type="string">
            <text:p>Holzhausen </text:p>
          </table:table-cell>
          <table:table-cell office:value-type="string">
            <text:p>Biedenkopf</text:p>
          </table:table-cell>
          <table:table-cell office:value-type="string">
            <text:p>Hessen-Nassau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Holzhausen</text:p>
          </table:table-cell>
          <table:table-cell office:value-type="string">
            <text:p>Hatzfeld</text:p>
          </table:table-cell>
          <table:table-cell office:value-type="string">
            <text:p>472024.40</text:p>
          </table:table-cell>
          <table:table-cell office:value-type="string">
            <text:p>5648692.48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369">
            <text:p>369</text:p>
          </table:table-cell>
          <table:table-cell office:value-type="float" office:value="125">
            <text:p>125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string">
            <text:p>d</text:p>
          </table:table-cell>
          <table:table-cell office:value-type="string">
            <text:p>Nanzhausen</text:p>
          </table:table-cell>
          <table:table-cell office:value-type="string">
            <text:p>Marburg</text:p>
          </table:table-cell>
          <table:table-cell office:value-type="string">
            <text:p>Hessen-Nassau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Nanzhausen</text:p>
          </table:table-cell>
          <table:table-cell office:value-type="string">
            <text:p>Lohra</text:p>
          </table:table-cell>
          <table:table-cell office:value-type="string">
            <text:p>474229.77</text:p>
          </table:table-cell>
          <table:table-cell office:value-type="string">
            <text:p>5622186.31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388">
            <text:p>388</text:p>
          </table:table-cell>
          <table:table-cell office:value-type="float" office:value="125">
            <text:p>125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string">
            <text:p>au</text:p>
          </table:table-cell>
          <table:table-cell office:value-type="string">
            <text:p>Heidelbach </text:p>
          </table:table-cell>
          <table:table-cell office:value-type="string">
            <text:p>Alsfeld</text:p>
          </table:table-cell>
          <table:table-cell office:value-type="string">
            <text:p>Hessen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Heidelbach</text:p>
          </table:table-cell>
          <table:table-cell office:value-type="string">
            <text:p>Alsfeld</text:p>
          </table:table-cell>
          <table:table-cell office:value-type="string">
            <text:p>518131.60</text:p>
          </table:table-cell>
          <table:table-cell office:value-type="string">
            <text:p>5628449.77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398">
            <text:p>398</text:p>
          </table:table-cell>
          <table:table-cell office:value-type="float" office:value="125">
            <text:p>125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string">
            <text:p>dr</text:p>
          </table:table-cell>
          <table:table-cell office:value-type="string">
            <text:p>Rollshausen </text:p>
          </table:table-cell>
          <table:table-cell office:value-type="string">
            <text:p>Marburg</text:p>
          </table:table-cell>
          <table:table-cell office:value-type="string">
            <text:p>Hessen-Nassau</text:p>
          </table:table-cell>
          <table:table-cell office:value-type="string">
            <text:p>NA</text:p>
          </table:table-cell>
          <table:table-cell table:number-columns-repeated="2" office:value-type="string">
            <text:p>j</text:p>
          </table:table-cell>
          <table:table-cell table:number-columns-repeated="2"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Rollshausen</text:p>
          </table:table-cell>
          <table:table-cell office:value-type="string">
            <text:p>Lohra</text:p>
          </table:table-cell>
          <table:table-cell office:value-type="string">
            <text:p>472150.15</text:p>
          </table:table-cell>
          <table:table-cell office:value-type="string">
            <text:p>5618496.50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407">
            <text:p>407</text:p>
          </table:table-cell>
          <table:table-cell office:value-type="float" office:value="125">
            <text:p>125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string">
            <text:p>a</text:p>
          </table:table-cell>
          <table:table-cell office:value-type="string">
            <text:p>Allendorf </text:p>
          </table:table-cell>
          <table:table-cell office:value-type="string">
            <text:p>Gießen</text:p>
          </table:table-cell>
          <table:table-cell office:value-type="string">
            <text:p>Hessen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Allendorf </text:p>
          </table:table-cell>
          <table:table-cell office:value-type="string">
            <text:p>Lumda</text:p>
          </table:table-cell>
          <table:table-cell office:value-type="string">
            <text:p>487490.75</text:p>
          </table:table-cell>
          <table:table-cell office:value-type="string">
            <text:p>5614008.40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411">
            <text:p>411</text:p>
          </table:table-cell>
          <table:table-cell office:value-type="float" office:value="125">
            <text:p>125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string">
            <text:p>b</text:p>
          </table:table-cell>
          <table:table-cell office:value-type="string">
            <text:p>Schadenbach </text:p>
          </table:table-cell>
          <table:table-cell office:value-type="string">
            <text:p>Alsfeld</text:p>
          </table:table-cell>
          <table:table-cell office:value-type="string">
            <text:p>Hessen</text:p>
          </table:table-cell>
          <table:table-cell table:number-columns-repeated="3" office:value-type="string">
            <text:p>j</text:p>
          </table:table-cell>
          <table:table-cell table:number-columns-repeated="2"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Schadenbach</text:p>
          </table:table-cell>
          <table:table-cell office:value-type="string">
            <text:p>Homberg</text:p>
          </table:table-cell>
          <table:table-cell office:value-type="string">
            <text:p>497952.33</text:p>
          </table:table-cell>
          <table:table-cell office:value-type="string">
            <text:p>5616033.75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416">
            <text:p>416</text:p>
          </table:table-cell>
          <table:table-cell office:value-type="float" office:value="125">
            <text:p>125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string">
            <text:p>al</text:p>
          </table:table-cell>
          <table:table-cell office:value-type="string">
            <text:p>Büßfeld </text:p>
          </table:table-cell>
          <table:table-cell office:value-type="string">
            <text:p>Alsfeld</text:p>
          </table:table-cell>
          <table:table-cell office:value-type="string">
            <text:p>Hessen</text:p>
          </table:table-cell>
          <table:table-cell office:value-type="string">
            <text:p>j</text:p>
          </table:table-cell>
          <table:table-cell table:number-columns-repeated="4"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Büßfeld</text:p>
          </table:table-cell>
          <table:table-cell office:value-type="string">
            <text:p>Homberg</text:p>
          </table:table-cell>
          <table:table-cell office:value-type="string">
            <text:p>500062.69</text:p>
          </table:table-cell>
          <table:table-cell office:value-type="string">
            <text:p>5615957.60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423">
            <text:p>423</text:p>
          </table:table-cell>
          <table:table-cell office:value-type="float" office:value="125">
            <text:p>125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string">
            <text:p>cl</text:p>
          </table:table-cell>
          <table:table-cell office:value-type="string">
            <text:p>Strebendorf </text:p>
          </table:table-cell>
          <table:table-cell office:value-type="string">
            <text:p>Alsfeld</text:p>
          </table:table-cell>
          <table:table-cell office:value-type="string">
            <text:p>Hessen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Strebendorf</text:p>
          </table:table-cell>
          <table:table-cell office:value-type="string">
            <text:p>Romrod</text:p>
          </table:table-cell>
          <table:table-cell office:value-type="string">
            <text:p>517154.01</text:p>
          </table:table-cell>
          <table:table-cell office:value-type="string">
            <text:p>5615031.96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438">
            <text:p>438</text:p>
          </table:table-cell>
          <table:table-cell office:value-type="float" office:value="125">
            <text:p>125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string">
            <text:p>c</text:p>
          </table:table-cell>
          <table:table-cell office:value-type="string">
            <text:p>Wißmar</text:p>
          </table:table-cell>
          <table:table-cell office:value-type="string">
            <text:p>Wetzlar</text:p>
          </table:table-cell>
          <table:table-cell office:value-type="string">
            <text:p>Hessen-Nassau</text:p>
          </table:table-cell>
          <table:table-cell office:value-type="string">
            <text:p>NA</text:p>
          </table:table-cell>
          <table:table-cell table:number-columns-repeated="3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Wißmar</text:p>
          </table:table-cell>
          <table:table-cell office:value-type="string">
            <text:p>Wettenberg</text:p>
          </table:table-cell>
          <table:table-cell office:value-type="string">
            <text:p>477041.38</text:p>
          </table:table-cell>
          <table:table-cell office:value-type="string">
            <text:p>5609393.83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443">
            <text:p>443</text:p>
          </table:table-cell>
          <table:table-cell office:value-type="float" office:value="125">
            <text:p>125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string">
            <text:p>au</text:p>
          </table:table-cell>
          <table:table-cell office:value-type="string">
            <text:p>Trohe </text:p>
          </table:table-cell>
          <table:table-cell office:value-type="string">
            <text:p>Gießen</text:p>
          </table:table-cell>
          <table:table-cell office:value-type="string">
            <text:p>Hessen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Trohe</text:p>
          </table:table-cell>
          <table:table-cell office:value-type="string">
            <text:p>Buseck</text:p>
          </table:table-cell>
          <table:table-cell office:value-type="string">
            <text:p>482585.77</text:p>
          </table:table-cell>
          <table:table-cell office:value-type="string">
            <text:p>5606465.47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445">
            <text:p>445</text:p>
          </table:table-cell>
          <table:table-cell office:value-type="float" office:value="125">
            <text:p>125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office:value-type="string">
            <text:p>co</text:p>
          </table:table-cell>
          <table:table-cell office:value-type="string">
            <text:p>Großen-Buseck</text:p>
          </table:table-cell>
          <table:table-cell office:value-type="string">
            <text:p>Gießen</text:p>
          </table:table-cell>
          <table:table-cell office:value-type="string">
            <text:p>Hessen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Großen-Buseck</text:p>
          </table:table-cell>
          <table:table-cell office:value-type="string">
            <text:p>Buseck</text:p>
          </table:table-cell>
          <table:table-cell office:value-type="string">
            <text:p>484812.08</text:p>
          </table:table-cell>
          <table:table-cell office:value-type="string">
            <text:p>5605975.92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485">
            <text:p>485</text:p>
          </table:table-cell>
          <table:table-cell office:value-type="float" office:value="125">
            <text:p>125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string">
            <text:p>a</text:p>
          </table:table-cell>
          <table:table-cell office:value-type="string">
            <text:p>Großen-Linden</text:p>
          </table:table-cell>
          <table:table-cell office:value-type="string">
            <text:p>Gießen</text:p>
          </table:table-cell>
          <table:table-cell office:value-type="string">
            <text:p>Hessen</text:p>
          </table:table-cell>
          <table:table-cell table:number-columns-repeated="2" office:value-type="string">
            <text:p>j</text:p>
          </table:table-cell>
          <table:table-cell table:number-columns-repeated="3"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Linden</text:p>
          </table:table-cell>
          <table:table-cell office:value-type="string">
            <text:p>Gießen</text:p>
          </table:table-cell>
          <table:table-cell office:value-type="string">
            <text:p>475496.17</text:p>
          </table:table-cell>
          <table:table-cell office:value-type="string">
            <text:p>5597271.46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517">
            <text:p>517</text:p>
          </table:table-cell>
          <table:table-cell office:value-type="float" office:value="126">
            <text:p>12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string">
            <text:p>c</text:p>
          </table:table-cell>
          <table:table-cell office:value-type="string">
            <text:p>Großropperhausen </text:p>
          </table:table-cell>
          <table:table-cell office:value-type="string">
            <text:p>Ziegenhain</text:p>
          </table:table-cell>
          <table:table-cell office:value-type="string">
            <text:p>Hessen-Nassau</text:p>
          </table:table-cell>
          <table:table-cell table:number-columns-repeated="2" office:value-type="string">
            <text:p>NA</text:p>
          </table:table-cell>
          <table:table-cell office:value-type="string">
            <text:p>j</text:p>
          </table:table-cell>
          <table:table-cell table:number-columns-repeated="2"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Großropperhausen</text:p>
          </table:table-cell>
          <table:table-cell office:value-type="string">
            <text:p>Frielendorf</text:p>
          </table:table-cell>
          <table:table-cell office:value-type="string">
            <text:p>525993.45</text:p>
          </table:table-cell>
          <table:table-cell office:value-type="string">
            <text:p>5643093.09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519">
            <text:p>519</text:p>
          </table:table-cell>
          <table:table-cell office:value-type="float" office:value="126">
            <text:p>1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br</text:p>
          </table:table-cell>
          <table:table-cell office:value-type="string">
            <text:p>Nenterode </text:p>
          </table:table-cell>
          <table:table-cell office:value-type="string">
            <text:p>Rotenburg</text:p>
          </table:table-cell>
          <table:table-cell office:value-type="string">
            <text:p>Hessen-Nassau</text:p>
          </table:table-cell>
          <table:table-cell office:value-type="string">
            <text:p>j</text:p>
          </table:table-cell>
          <table:table-cell table:number-columns-repeated="4"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Nenterode</text:p>
          </table:table-cell>
          <table:table-cell office:value-type="string">
            <text:p>Knüllwald</text:p>
          </table:table-cell>
          <table:table-cell office:value-type="string">
            <text:p>537419.02</text:p>
          </table:table-cell>
          <table:table-cell office:value-type="string">
            <text:p>5649030.99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525">
            <text:p>525</text:p>
          </table:table-cell>
          <table:table-cell office:value-type="float" office:value="126">
            <text:p>126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d</text:p>
          </table:table-cell>
          <table:table-cell office:value-type="string">
            <text:p>Süß </text:p>
          </table:table-cell>
          <table:table-cell office:value-type="string">
            <text:p>Rotenburg</text:p>
          </table:table-cell>
          <table:table-cell office:value-type="string">
            <text:p>Hessen-Nassau</text:p>
          </table:table-cell>
          <table:table-cell table:number-columns-repeated="2" office:value-type="string">
            <text:p>NA</text:p>
          </table:table-cell>
          <table:table-cell table:number-columns-repeated="2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Süß</text:p>
          </table:table-cell>
          <table:table-cell office:value-type="string">
            <text:p>Nentershausen</text:p>
          </table:table-cell>
          <table:table-cell office:value-type="string">
            <text:p>568242.44</text:p>
          </table:table-cell>
          <table:table-cell office:value-type="string">
            <text:p>5649008.27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530">
            <text:p>530</text:p>
          </table:table-cell>
          <table:table-cell office:value-type="float" office:value="126">
            <text:p>126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string">
            <text:p>do</text:p>
          </table:table-cell>
          <table:table-cell office:value-type="string">
            <text:p>Berka</text:p>
          </table:table-cell>
          <table:table-cell office:value-type="string">
            <text:p>Eisenach</text:p>
          </table:table-cell>
          <table:table-cell office:value-type="string">
            <text:p>Thüringen</text:p>
          </table:table-cell>
          <table:table-cell table:number-columns-repeated="3" office:value-type="string">
            <text:p>NA</text:p>
          </table:table-cell>
          <table:table-cell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Berka</text:p>
          </table:table-cell>
          <table:table-cell office:value-type="string">
            <text:p>Werra-Suhl-Tal</text:p>
          </table:table-cell>
          <table:table-cell office:value-type="string">
            <text:p>575465.41</text:p>
          </table:table-cell>
          <table:table-cell office:value-type="string">
            <text:p>5643822.91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544">
            <text:p>544</text:p>
          </table:table-cell>
          <table:table-cell office:value-type="float" office:value="126">
            <text:p>126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string">
            <text:p>co</text:p>
          </table:table-cell>
          <table:table-cell office:value-type="string">
            <text:p>Goßmannsrode </text:p>
          </table:table-cell>
          <table:table-cell office:value-type="string">
            <text:p>Hersfeld</text:p>
          </table:table-cell>
          <table:table-cell office:value-type="string">
            <text:p>Hessen-Nassau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Goßmannsrode</text:p>
          </table:table-cell>
          <table:table-cell office:value-type="string">
            <text:p>Kirchheim</text:p>
          </table:table-cell>
          <table:table-cell office:value-type="string">
            <text:p>540854.81</text:p>
          </table:table-cell>
          <table:table-cell office:value-type="string">
            <text:p>5634229.81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3">
          <table:table-cell office:value-type="float" office:value="79">
            <text:p>79</text:p>
          </table:table-cell>
          <table:table-cell office:value-type="float" office:value="545">
            <text:p>545</text:p>
          </table:table-cell>
          <table:table-cell office:value-type="float" office:value="126">
            <text:p>12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string">
            <text:p>b</text:p>
          </table:table-cell>
          <table:table-cell office:value-type="string">
            <text:p>Kalkobes</text:p>
          </table:table-cell>
          <table:table-cell office:value-type="string">
            <text:p>Hersfeld</text:p>
          </table:table-cell>
          <table:table-cell office:value-type="string">
            <text:p>Hessen-Nassau</text:p>
          </table:table-cell>
          <table:table-cell office:value-type="string">
            <text:p>NA</text:p>
          </table:table-cell>
          <table:table-cell table:number-columns-repeated="3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Kalkobes</text:p>
          </table:table-cell>
          <table:table-cell office:value-type="string">
            <text:p>Bad Hersfeld</text:p>
          </table:table-cell>
          <table:table-cell office:value-type="string">
            <text:p>548014.47</text:p>
          </table:table-cell>
          <table:table-cell office:value-type="string">
            <text:p>5636760.92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552">
            <text:p>552</text:p>
          </table:table-cell>
          <table:table-cell office:value-type="float" office:value="126">
            <text:p>126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string">
            <text:p>au</text:p>
          </table:table-cell>
          <table:table-cell office:value-type="string">
            <text:p>Philippsthal </text:p>
          </table:table-cell>
          <table:table-cell office:value-type="string">
            <text:p>Hersfeld</text:p>
          </table:table-cell>
          <table:table-cell office:value-type="string">
            <text:p>Hessen-Nassau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Philippsthal</text:p>
          </table:table-cell>
          <table:table-cell office:value-type="string">
            <text:p>Hersfeld-Rotenburg</text:p>
          </table:table-cell>
          <table:table-cell office:value-type="string">
            <text:p>570417.59</text:p>
          </table:table-cell>
          <table:table-cell office:value-type="string">
            <text:p>5632708.71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558">
            <text:p>558</text:p>
          </table:table-cell>
          <table:table-cell office:value-type="float" office:value="126">
            <text:p>126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string">
            <text:p>ar</text:p>
          </table:table-cell>
          <table:table-cell office:value-type="string">
            <text:p>Kupfersuhl </text:p>
          </table:table-cell>
          <table:table-cell office:value-type="string">
            <text:p>Eisenach</text:p>
          </table:table-cell>
          <table:table-cell office:value-type="string">
            <text:p>Thüringen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Kupfersuhl</text:p>
          </table:table-cell>
          <table:table-cell office:value-type="string">
            <text:p>Bad Salzungen</text:p>
          </table:table-cell>
          <table:table-cell office:value-type="string">
            <text:p>588315.97</text:p>
          </table:table-cell>
          <table:table-cell office:value-type="string">
            <text:p>5637161.54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565">
            <text:p>565</text:p>
          </table:table-cell>
          <table:table-cell office:value-type="float" office:value="126">
            <text:p>126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string">
            <text:p>cu</text:p>
          </table:table-cell>
          <table:table-cell office:value-type="string">
            <text:p>Wallersdorf</text:p>
          </table:table-cell>
          <table:table-cell office:value-type="string">
            <text:p>Alsfeld</text:p>
          </table:table-cell>
          <table:table-cell office:value-type="string">
            <text:p>Hessen</text:p>
          </table:table-cell>
          <table:table-cell office:value-type="string">
            <text:p>NA</text:p>
          </table:table-cell>
          <table:table-cell table:number-columns-repeated="2" office:value-type="string">
            <text:p>j</text:p>
          </table:table-cell>
          <table:table-cell table:number-columns-repeated="2"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Wallersdorf</text:p>
          </table:table-cell>
          <table:table-cell office:value-type="string">
            <text:p>Grebenau</text:p>
          </table:table-cell>
          <table:table-cell office:value-type="string">
            <text:p>534321.34</text:p>
          </table:table-cell>
          <table:table-cell office:value-type="string">
            <text:p>5622244.33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578">
            <text:p>578</text:p>
          </table:table-cell>
          <table:table-cell office:value-type="float" office:value="126">
            <text:p>126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c</text:p>
          </table:table-cell>
          <table:table-cell office:value-type="string">
            <text:p>Kaiseroda </text:p>
          </table:table-cell>
          <table:table-cell office:value-type="string">
            <text:p>Eisenach</text:p>
          </table:table-cell>
          <table:table-cell office:value-type="string">
            <text:p>Thüringen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Kaiseroda</text:p>
          </table:table-cell>
          <table:table-cell office:value-type="string">
            <text:p>Leimbach</text:p>
          </table:table-cell>
          <table:table-cell office:value-type="string">
            <text:p>583190.56</text:p>
          </table:table-cell>
          <table:table-cell office:value-type="string">
            <text:p>5630534.77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582">
            <text:p>582</text:p>
          </table:table-cell>
          <table:table-cell office:value-type="float" office:value="126">
            <text:p>126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string">
            <text:p>d</text:p>
          </table:table-cell>
          <table:table-cell office:value-type="string">
            <text:p>Kaltenborn</text:p>
          </table:table-cell>
          <table:table-cell office:value-type="string">
            <text:p>Meiningen</text:p>
          </table:table-cell>
          <table:table-cell office:value-type="string">
            <text:p>Thüringen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Kaltenborn</text:p>
          </table:table-cell>
          <table:table-cell office:value-type="string">
            <text:p>Bad Salzungen</text:p>
          </table:table-cell>
          <table:table-cell office:value-type="string">
            <text:p>586737.57</text:p>
          </table:table-cell>
          <table:table-cell office:value-type="string">
            <text:p>5626602.67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596">
            <text:p>596</text:p>
          </table:table-cell>
          <table:table-cell office:value-type="float" office:value="126">
            <text:p>126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string">
            <text:p>bu</text:p>
          </table:table-cell>
          <table:table-cell office:value-type="string">
            <text:p>Großentaft </text:p>
          </table:table-cell>
          <table:table-cell office:value-type="string">
            <text:p>Hünfeld</text:p>
          </table:table-cell>
          <table:table-cell office:value-type="string">
            <text:p>Hessen-Nassau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Großentaft</text:p>
          </table:table-cell>
          <table:table-cell office:value-type="string">
            <text:p>Eiterfeld</text:p>
          </table:table-cell>
          <table:table-cell office:value-type="string">
            <text:p>560635.11</text:p>
          </table:table-cell>
          <table:table-cell office:value-type="string">
            <text:p>5621571.35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599">
            <text:p>599</text:p>
          </table:table-cell>
          <table:table-cell office:value-type="float" office:value="126">
            <text:p>126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do</text:p>
          </table:table-cell>
          <table:table-cell office:value-type="string">
            <text:p>Otzbach </text:p>
          </table:table-cell>
          <table:table-cell office:value-type="string">
            <text:p>Eisenach</text:p>
          </table:table-cell>
          <table:table-cell office:value-type="string">
            <text:p>Thüringen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Otzbach</text:p>
          </table:table-cell>
          <table:table-cell office:value-type="string">
            <text:p>Geisa</text:p>
          </table:table-cell>
          <table:table-cell office:value-type="string">
            <text:p>572480.07</text:p>
          </table:table-cell>
          <table:table-cell office:value-type="string">
            <text:p>5621395.11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600">
            <text:p>600</text:p>
          </table:table-cell>
          <table:table-cell office:value-type="float" office:value="126">
            <text:p>126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string">
            <text:p>Oechsen</text:p>
          </table:table-cell>
          <table:table-cell office:value-type="string">
            <text:p>Eisenach</text:p>
          </table:table-cell>
          <table:table-cell office:value-type="string">
            <text:p>Thüringen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Oechsen</text:p>
          </table:table-cell>
          <table:table-cell office:value-type="string">
            <text:p>Dermbach</text:p>
          </table:table-cell>
          <table:table-cell office:value-type="string">
            <text:p>575142.42</text:p>
          </table:table-cell>
          <table:table-cell office:value-type="string">
            <text:p>5621948.57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601">
            <text:p>601</text:p>
          </table:table-cell>
          <table:table-cell office:value-type="float" office:value="126">
            <text:p>126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string">
            <text:p>cd</text:p>
          </table:table-cell>
          <table:table-cell office:value-type="string">
            <text:p>Zitters </text:p>
          </table:table-cell>
          <table:table-cell office:value-type="string">
            <text:p>Eisenach</text:p>
          </table:table-cell>
          <table:table-cell office:value-type="string">
            <text:p>Thüringen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Zitters</text:p>
          </table:table-cell>
          <table:table-cell office:value-type="string">
            <text:p>Schleid</text:p>
          </table:table-cell>
          <table:table-cell office:value-type="string">
            <text:p>571774.57</text:p>
          </table:table-cell>
          <table:table-cell office:value-type="string">
            <text:p>5616970.18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604">
            <text:p>604</text:p>
          </table:table-cell>
          <table:table-cell office:value-type="float" office:value="126">
            <text:p>12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string">
            <text:p>c</text:p>
          </table:table-cell>
          <table:table-cell office:value-type="string">
            <text:p>Urnshausen</text:p>
          </table:table-cell>
          <table:table-cell office:value-type="string">
            <text:p>Eisenach</text:p>
          </table:table-cell>
          <table:table-cell office:value-type="string">
            <text:p>Thüringen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Urnshausen</text:p>
          </table:table-cell>
          <table:table-cell office:value-type="string">
            <text:p>Dermbach</text:p>
          </table:table-cell>
          <table:table-cell office:value-type="string">
            <text:p>582840.26</text:p>
          </table:table-cell>
          <table:table-cell office:value-type="string">
            <text:p>5620967.06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611">
            <text:p>611</text:p>
          </table:table-cell>
          <table:table-cell office:value-type="float" office:value="126">
            <text:p>126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string">
            <text:p>co</text:p>
          </table:table-cell>
          <table:table-cell office:value-type="string">
            <text:p>Sickendorf </text:p>
          </table:table-cell>
          <table:table-cell office:value-type="string">
            <text:p>Lauterbach</text:p>
          </table:table-cell>
          <table:table-cell office:value-type="string">
            <text:p>Hessen</text:p>
          </table:table-cell>
          <table:table-cell table:number-columns-repeated="2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Sickendorf</text:p>
          </table:table-cell>
          <table:table-cell office:value-type="string">
            <text:p>Lauterbach</text:p>
          </table:table-cell>
          <table:table-cell office:value-type="string">
            <text:p>524400.49</text:p>
          </table:table-cell>
          <table:table-cell office:value-type="string">
            <text:p>5609531.11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612">
            <text:p>612</text:p>
          </table:table-cell>
          <table:table-cell office:value-type="float" office:value="126">
            <text:p>126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string">
            <text:p>d</text:p>
          </table:table-cell>
          <table:table-cell table:number-columns-repeated="2" office:value-type="string">
            <text:p>Lauterbach</text:p>
          </table:table-cell>
          <table:table-cell office:value-type="string">
            <text:p>Hessen</text:p>
          </table:table-cell>
          <table:table-cell office:value-type="string">
            <text:p>NA</text:p>
          </table:table-cell>
          <table:table-cell office:value-type="string">
            <text:p>j</text:p>
          </table:table-cell>
          <table:table-cell table:number-columns-repeated="3"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Lauterbach</text:p>
          </table:table-cell>
          <table:table-cell office:value-type="string">
            <text:p>Vogelsbergkreis</text:p>
          </table:table-cell>
          <table:table-cell office:value-type="string">
            <text:p>528006.58</text:p>
          </table:table-cell>
          <table:table-cell office:value-type="string">
            <text:p>5609135.96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613">
            <text:p>613</text:p>
          </table:table-cell>
          <table:table-cell office:value-type="float" office:value="126">
            <text:p>126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string">
            <text:p>d</text:p>
          </table:table-cell>
          <table:table-cell office:value-type="string">
            <text:p>Blitzenrod </text:p>
          </table:table-cell>
          <table:table-cell office:value-type="string">
            <text:p>Lauterbach</text:p>
          </table:table-cell>
          <table:table-cell office:value-type="string">
            <text:p>Hessen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Blitzenrod</text:p>
          </table:table-cell>
          <table:table-cell office:value-type="string">
            <text:p>Lauterbach</text:p>
          </table:table-cell>
          <table:table-cell office:value-type="string">
            <text:p>527885.22</text:p>
          </table:table-cell>
          <table:table-cell office:value-type="string">
            <text:p>5607823.50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619">
            <text:p>619</text:p>
          </table:table-cell>
          <table:table-cell office:value-type="float" office:value="126">
            <text:p>126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string">
            <text:p>c</text:p>
          </table:table-cell>
          <table:table-cell office:value-type="string">
            <text:p>Großenlüder </text:p>
          </table:table-cell>
          <table:table-cell office:value-type="string">
            <text:p>Fulda</text:p>
          </table:table-cell>
          <table:table-cell office:value-type="string">
            <text:p>Hessen-Nassau</text:p>
          </table:table-cell>
          <table:table-cell table:number-columns-repeated="2" office:value-type="string">
            <text:p>NA</text:p>
          </table:table-cell>
          <table:table-cell table:number-columns-repeated="2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Großenlüder</text:p>
          </table:table-cell>
          <table:table-cell office:value-type="string">
            <text:p>Fulda</text:p>
          </table:table-cell>
          <table:table-cell office:value-type="string">
            <text:p>538292.06</text:p>
          </table:table-cell>
          <table:table-cell office:value-type="string">
            <text:p>5604323.33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623">
            <text:p>623</text:p>
          </table:table-cell>
          <table:table-cell office:value-type="float" office:value="126">
            <text:p>126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string">
            <text:p>bo</text:p>
          </table:table-cell>
          <table:table-cell office:value-type="string">
            <text:p>Mittelaschenbach</text:p>
          </table:table-cell>
          <table:table-cell office:value-type="string">
            <text:p>Hünfeld</text:p>
          </table:table-cell>
          <table:table-cell office:value-type="string">
            <text:p>Hessen-Nassau</text:p>
          </table:table-cell>
          <table:table-cell table:number-columns-repeated="3" office:value-type="string">
            <text:p>NA</text:p>
          </table:table-cell>
          <table:table-cell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Mittelaschenbach</text:p>
          </table:table-cell>
          <table:table-cell office:value-type="string">
            <text:p>Nüsttal</text:p>
          </table:table-cell>
          <table:table-cell office:value-type="string">
            <text:p>560684.47</text:p>
          </table:table-cell>
          <table:table-cell office:value-type="string">
            <text:p>5610837.71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629">
            <text:p>629</text:p>
          </table:table-cell>
          <table:table-cell office:value-type="float" office:value="126">
            <text:p>126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string">
            <text:p>Klings </text:p>
          </table:table-cell>
          <table:table-cell office:value-type="string">
            <text:p>Eisenach</text:p>
          </table:table-cell>
          <table:table-cell office:value-type="string">
            <text:p>Thüringen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Klings</text:p>
          </table:table-cell>
          <table:table-cell office:value-type="string">
            <text:p>Kaltennordheim</text:p>
          </table:table-cell>
          <table:table-cell office:value-type="string">
            <text:p>578761.53</text:p>
          </table:table-cell>
          <table:table-cell office:value-type="string">
            <text:p>5611414.22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648">
            <text:p>648</text:p>
          </table:table-cell>
          <table:table-cell office:value-type="float" office:value="126">
            <text:p>126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office:value-type="string">
            <text:p>b</text:p>
          </table:table-cell>
          <table:table-cell office:value-type="string">
            <text:p>Zahmen</text:p>
          </table:table-cell>
          <table:table-cell office:value-type="string">
            <text:p>Lauterbach</text:p>
          </table:table-cell>
          <table:table-cell office:value-type="string">
            <text:p>Hessen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Zahmen</text:p>
          </table:table-cell>
          <table:table-cell office:value-type="string">
            <text:p>Grebenhain</text:p>
          </table:table-cell>
          <table:table-cell office:value-type="string">
            <text:p>530730.05</text:p>
          </table:table-cell>
          <table:table-cell office:value-type="string">
            <text:p>5595766.46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654">
            <text:p>654</text:p>
          </table:table-cell>
          <table:table-cell office:value-type="float" office:value="126">
            <text:p>126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office:value-type="string">
            <text:p>ar</text:p>
          </table:table-cell>
          <table:table-cell office:value-type="string">
            <text:p>Bachrain </text:p>
          </table:table-cell>
          <table:table-cell office:value-type="string">
            <text:p>Fulda</text:p>
          </table:table-cell>
          <table:table-cell office:value-type="string">
            <text:p>Hessen-Nassau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Bachrain</text:p>
          </table:table-cell>
          <table:table-cell office:value-type="string">
            <text:p>Künzell</text:p>
          </table:table-cell>
          <table:table-cell office:value-type="string">
            <text:p>550204.93</text:p>
          </table:table-cell>
          <table:table-cell office:value-type="string">
            <text:p>5598721.42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656">
            <text:p>656</text:p>
          </table:table-cell>
          <table:table-cell office:value-type="float" office:value="126">
            <text:p>126</text:p>
          </table:table-cell>
          <table:table-cell office:value-type="float" office:value="34">
            <text:p>34</text:p>
          </table:table-cell>
          <table:table-cell office:value-type="float" office:value="11">
            <text:p>11</text:p>
          </table:table-cell>
          <table:table-cell office:value-type="string">
            <text:p>d</text:p>
          </table:table-cell>
          <table:table-cell office:value-type="string">
            <text:p>Wolferts </text:p>
          </table:table-cell>
          <table:table-cell office:value-type="string">
            <text:p>Fulda</text:p>
          </table:table-cell>
          <table:table-cell office:value-type="string">
            <text:p>Hessen-Nassau</text:p>
          </table:table-cell>
          <table:table-cell table:number-columns-repeated="2" office:value-type="string">
            <text:p>NA</text:p>
          </table:table-cell>
          <table:table-cell office:value-type="string">
            <text:p>j</text:p>
          </table:table-cell>
          <table:table-cell table:number-columns-repeated="2"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Wolferts</text:p>
          </table:table-cell>
          <table:table-cell office:value-type="string">
            <text:p>Dipperz</text:p>
          </table:table-cell>
          <table:table-cell office:value-type="string">
            <text:p>561072.66</text:p>
          </table:table-cell>
          <table:table-cell office:value-type="string">
            <text:p>5598737.23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666">
            <text:p>666</text:p>
          </table:table-cell>
          <table:table-cell office:value-type="float" office:value="138">
            <text:p>13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au</text:p>
          </table:table-cell>
          <table:table-cell office:value-type="string">
            <text:p>Oberbieber </text:p>
          </table:table-cell>
          <table:table-cell office:value-type="string">
            <text:p>Neuwied</text:p>
          </table:table-cell>
          <table:table-cell office:value-type="string">
            <text:p>Rheinprovinz</text:p>
          </table:table-cell>
          <table:table-cell table:number-columns-repeated="3" office:value-type="string">
            <text:p>j</text:p>
          </table:table-cell>
          <table:table-cell table:number-columns-repeated="2"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Oberbieber</text:p>
          </table:table-cell>
          <table:table-cell office:value-type="string">
            <text:p>Neuwied</text:p>
          </table:table-cell>
          <table:table-cell office:value-type="string">
            <text:p>393469.62</text:p>
          </table:table-cell>
          <table:table-cell office:value-type="string">
            <text:p>5592302.94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 office:value-type="float" office:value="667">
            <text:p>667</text:p>
          </table:table-cell>
          <table:table-cell office:value-type="float" office:value="138">
            <text:p>13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ab</text:p>
          </table:table-cell>
          <table:table-cell office:value-type="string">
            <text:p>Isenburg </text:p>
          </table:table-cell>
          <table:table-cell office:value-type="string">
            <text:p>Neuwied</text:p>
          </table:table-cell>
          <table:table-cell office:value-type="string">
            <text:p>Rheinprovinz</text:p>
          </table:table-cell>
          <table:table-cell office:value-type="string">
            <text:p>j</text:p>
          </table:table-cell>
          <table:table-cell office:value-type="string">
            <text:p>NA</text:p>
          </table:table-cell>
          <table:table-cell table:number-columns-repeated="2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Isenburg</text:p>
          </table:table-cell>
          <table:table-cell office:value-type="string">
            <text:p>Neuwied</text:p>
          </table:table-cell>
          <table:table-cell office:value-type="string">
            <text:p>400150.85</text:p>
          </table:table-cell>
          <table:table-cell office:value-type="string">
            <text:p>5592580.36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668">
            <text:p>668</text:p>
          </table:table-cell>
          <table:table-cell office:value-type="float" office:value="138">
            <text:p>138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bl</text:p>
          </table:table-cell>
          <table:table-cell office:value-type="string">
            <text:p>Gladbach </text:p>
          </table:table-cell>
          <table:table-cell office:value-type="string">
            <text:p>Neuwied</text:p>
          </table:table-cell>
          <table:table-cell office:value-type="string">
            <text:p>Rheinprovinz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Gladbach</text:p>
          </table:table-cell>
          <table:table-cell office:value-type="string">
            <text:p>Neuwied</text:p>
          </table:table-cell>
          <table:table-cell office:value-type="string">
            <text:p>395251.35</text:p>
          </table:table-cell>
          <table:table-cell office:value-type="string">
            <text:p>5590637.24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671">
            <text:p>671</text:p>
          </table:table-cell>
          <table:table-cell office:value-type="float" office:value="138">
            <text:p>138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string">
            <text:p>a</text:p>
          </table:table-cell>
          <table:table-cell office:value-type="string">
            <text:p>Heimbach-Weis </text:p>
          </table:table-cell>
          <table:table-cell office:value-type="string">
            <text:p>Neuwied</text:p>
          </table:table-cell>
          <table:table-cell office:value-type="string">
            <text:p>Rheinprovinz</text:p>
          </table:table-cell>
          <table:table-cell table:number-columns-repeated="2" office:value-type="string">
            <text:p>NA</text:p>
          </table:table-cell>
          <table:table-cell table:number-columns-repeated="2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Heimbach-Weis</text:p>
          </table:table-cell>
          <table:table-cell office:value-type="string">
            <text:p>Neuwied</text:p>
          </table:table-cell>
          <table:table-cell office:value-type="string">
            <text:p>396685.69</text:p>
          </table:table-cell>
          <table:table-cell office:value-type="string">
            <text:p>5589593.55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672">
            <text:p>672</text:p>
          </table:table-cell>
          <table:table-cell office:value-type="float" office:value="138">
            <text:p>138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string">
            <text:p>ac</text:p>
          </table:table-cell>
          <table:table-cell office:value-type="string">
            <text:p>Engers </text:p>
          </table:table-cell>
          <table:table-cell office:value-type="string">
            <text:p>Neuwied</text:p>
          </table:table-cell>
          <table:table-cell office:value-type="string">
            <text:p>Rheinprovinz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Engers</text:p>
          </table:table-cell>
          <table:table-cell office:value-type="string">
            <text:p>Neuwied</text:p>
          </table:table-cell>
          <table:table-cell office:value-type="string">
            <text:p>396651.84</text:p>
          </table:table-cell>
          <table:table-cell office:value-type="string">
            <text:p>5586990.92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office:value-type="float" office:value="679">
            <text:p>679</text:p>
          </table:table-cell>
          <table:table-cell office:value-type="float" office:value="138">
            <text:p>138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string">
            <text:p>br</text:p>
          </table:table-cell>
          <table:table-cell office:value-type="string">
            <text:p>Kleinholbach </text:p>
          </table:table-cell>
          <table:table-cell office:value-type="string">
            <text:p>Unterwesterwaldkreis</text:p>
          </table:table-cell>
          <table:table-cell office:value-type="string">
            <text:p>Hessen-Nassau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Kleinholbach</text:p>
          </table:table-cell>
          <table:table-cell office:value-type="string">
            <text:p>Girod</text:p>
          </table:table-cell>
          <table:table-cell office:value-type="string">
            <text:p>422231.37</text:p>
          </table:table-cell>
          <table:table-cell office:value-type="string">
            <text:p>5588730.07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704">
            <text:p>704</text:p>
          </table:table-cell>
          <table:table-cell office:value-type="float" office:value="138">
            <text:p>13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string">
            <text:p>cl</text:p>
          </table:table-cell>
          <table:table-cell office:value-type="string">
            <text:p>Aull </text:p>
          </table:table-cell>
          <table:table-cell office:value-type="string">
            <text:p>Unterlahnkreis</text:p>
          </table:table-cell>
          <table:table-cell office:value-type="string">
            <text:p>Hessen-Nassau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Aull</text:p>
          </table:table-cell>
          <table:table-cell office:value-type="string">
            <text:p>Rhein-Lahn</text:p>
          </table:table-cell>
          <table:table-cell office:value-type="string">
            <text:p>429287.99</text:p>
          </table:table-cell>
          <table:table-cell office:value-type="string">
            <text:p>5582089.02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723">
            <text:p>723</text:p>
          </table:table-cell>
          <table:table-cell office:value-type="float" office:value="138">
            <text:p>138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string">
            <text:p>b</text:p>
          </table:table-cell>
          <table:table-cell office:value-type="string">
            <text:p>Herold </text:p>
          </table:table-cell>
          <table:table-cell office:value-type="string">
            <text:p>Unterlahnkreis</text:p>
          </table:table-cell>
          <table:table-cell office:value-type="string">
            <text:p>Hessen-Nassau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Herold</text:p>
          </table:table-cell>
          <table:table-cell office:value-type="string">
            <text:p>Rhein-Lahn</text:p>
          </table:table-cell>
          <table:table-cell office:value-type="string">
            <text:p>423928.24</text:p>
          </table:table-cell>
          <table:table-cell office:value-type="string">
            <text:p>5570012.75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724">
            <text:p>724</text:p>
          </table:table-cell>
          <table:table-cell office:value-type="float" office:value="138">
            <text:p>138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string">
            <text:p>bd</text:p>
          </table:table-cell>
          <table:table-cell office:value-type="string">
            <text:p>Klingelbach</text:p>
          </table:table-cell>
          <table:table-cell office:value-type="string">
            <text:p>Unterlahnkreis</text:p>
          </table:table-cell>
          <table:table-cell office:value-type="string">
            <text:p>Hessen-Nassau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Klingelbach</text:p>
          </table:table-cell>
          <table:table-cell office:value-type="string">
            <text:p>Rhein-Lahn</text:p>
          </table:table-cell>
          <table:table-cell office:value-type="string">
            <text:p>426637.87</text:p>
          </table:table-cell>
          <table:table-cell office:value-type="string">
            <text:p>5569774.62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 office:value-type="float" office:value="733">
            <text:p>733</text:p>
          </table:table-cell>
          <table:table-cell office:value-type="float" office:value="138">
            <text:p>138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string">
            <text:p>Niederbachheim </text:p>
          </table:table-cell>
          <table:table-cell office:value-type="string">
            <text:p>St. Goarshausen</text:p>
          </table:table-cell>
          <table:table-cell office:value-type="string">
            <text:p>Hessen-Nassau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Niederbachheim</text:p>
          </table:table-cell>
          <table:table-cell office:value-type="string">
            <text:p>Rhein-Lahn</text:p>
          </table:table-cell>
          <table:table-cell office:value-type="string">
            <text:p>411926.05</text:p>
          </table:table-cell>
          <table:table-cell office:value-type="string">
            <text:p>5566956.43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112">
            <text:p>112</text:p>
          </table:table-cell>
          <table:table-cell office:value-type="float" office:value="737">
            <text:p>737</text:p>
          </table:table-cell>
          <table:table-cell office:value-type="float" office:value="138">
            <text:p>138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do</text:p>
          </table:table-cell>
          <table:table-cell office:value-type="string">
            <text:p>Wellmich </text:p>
          </table:table-cell>
          <table:table-cell office:value-type="string">
            <text:p>St. Goarshausen</text:p>
          </table:table-cell>
          <table:table-cell office:value-type="string">
            <text:p>Hessen-Nassau</text:p>
          </table:table-cell>
          <table:table-cell table:number-columns-repeated="3" office:value-type="string">
            <text:p>j</text:p>
          </table:table-cell>
          <table:table-cell table:number-columns-repeated="2"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Wellmich</text:p>
          </table:table-cell>
          <table:table-cell office:value-type="string">
            <text:p>Sankt Goarshausen</text:p>
          </table:table-cell>
          <table:table-cell office:value-type="string">
            <text:p>406640.92</text:p>
          </table:table-cell>
          <table:table-cell office:value-type="string">
            <text:p>5558506.29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113">
            <text:p>113</text:p>
          </table:table-cell>
          <table:table-cell office:value-type="float" office:value="750">
            <text:p>750</text:p>
          </table:table-cell>
          <table:table-cell office:value-type="float" office:value="138">
            <text:p>138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string">
            <text:p>cu</text:p>
          </table:table-cell>
          <table:table-cell office:value-type="string">
            <text:p>Sankt Goar </text:p>
          </table:table-cell>
          <table:table-cell office:value-type="string">
            <text:p>St. Goar</text:p>
          </table:table-cell>
          <table:table-cell office:value-type="string">
            <text:p>Rheinprovinz</text:p>
          </table:table-cell>
          <table:table-cell table:number-columns-repeated="2" office:value-type="string">
            <text:p>j</text:p>
          </table:table-cell>
          <table:table-cell table:number-columns-repeated="3"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St. Goar</text:p>
          </table:table-cell>
          <table:table-cell office:value-type="string">
            <text:p>Rhein-Hunsrück</text:p>
          </table:table-cell>
          <table:table-cell office:value-type="string">
            <text:p>407555.09</text:p>
          </table:table-cell>
          <table:table-cell office:value-type="string">
            <text:p>5555909.47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114">
            <text:p>114</text:p>
          </table:table-cell>
          <table:table-cell office:value-type="float" office:value="759">
            <text:p>759</text:p>
          </table:table-cell>
          <table:table-cell office:value-type="float" office:value="138">
            <text:p>13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string">
            <text:p>ao</text:p>
          </table:table-cell>
          <table:table-cell office:value-type="string">
            <text:p>Engehöll </text:p>
          </table:table-cell>
          <table:table-cell office:value-type="string">
            <text:p>St. Goar</text:p>
          </table:table-cell>
          <table:table-cell office:value-type="string">
            <text:p>Rheinprovinz</text:p>
          </table:table-cell>
          <table:table-cell table:number-columns-repeated="3" office:value-type="string">
            <text:p>j</text:p>
          </table:table-cell>
          <table:table-cell table:number-columns-repeated="2"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Engehöll</text:p>
          </table:table-cell>
          <table:table-cell office:value-type="string">
            <text:p>Oberwesel</text:p>
          </table:table-cell>
          <table:table-cell office:value-type="string">
            <text:p>407859.19</text:p>
          </table:table-cell>
          <table:table-cell office:value-type="string">
            <text:p>5550073.57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office:value-type="float" office:value="769">
            <text:p>769</text:p>
          </table:table-cell>
          <table:table-cell office:value-type="float" office:value="138">
            <text:p>138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office:value-type="string">
            <text:p>dr</text:p>
          </table:table-cell>
          <table:table-cell office:value-type="string">
            <text:p>Wiesbaden-Rambach</text:p>
          </table:table-cell>
          <table:table-cell office:value-type="string">
            <text:p>Wiesbaden</text:p>
          </table:table-cell>
          <table:table-cell office:value-type="string">
            <text:p>Hessen-Nassau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Rambach </text:p>
          </table:table-cell>
          <table:table-cell office:value-type="string">
            <text:p>Wiesbaden</text:p>
          </table:table-cell>
          <table:table-cell office:value-type="string">
            <text:p>448097.07</text:p>
          </table:table-cell>
          <table:table-cell office:value-type="string">
            <text:p>5551737.14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116">
            <text:p>116</text:p>
          </table:table-cell>
          <table:table-cell office:value-type="float" office:value="770">
            <text:p>770</text:p>
          </table:table-cell>
          <table:table-cell office:value-type="float" office:value="138">
            <text:p>138</text:p>
          </table:table-cell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  <table:table-cell office:value-type="string">
            <text:p>b</text:p>
          </table:table-cell>
          <table:table-cell office:value-type="string">
            <text:p>Wiesbaden-Heßloch</text:p>
          </table:table-cell>
          <table:table-cell office:value-type="string">
            <text:p>Wiesbaden</text:p>
          </table:table-cell>
          <table:table-cell office:value-type="string">
            <text:p>Hessen-Nassau</text:p>
          </table:table-cell>
          <table:table-cell table:number-columns-repeated="3" office:value-type="string">
            <text:p>j</text:p>
          </table:table-cell>
          <table:table-cell table:number-columns-repeated="2"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Heßloch</text:p>
          </table:table-cell>
          <table:table-cell office:value-type="string">
            <text:p>Wiesbaden</text:p>
          </table:table-cell>
          <table:table-cell office:value-type="string">
            <text:p>449617.35</text:p>
          </table:table-cell>
          <table:table-cell office:value-type="string">
            <text:p>5551173.72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117">
            <text:p>117</text:p>
          </table:table-cell>
          <table:table-cell office:value-type="float" office:value="775">
            <text:p>775</text:p>
          </table:table-cell>
          <table:table-cell office:value-type="float" office:value="138">
            <text:p>138</text:p>
          </table:table-cell>
          <table:table-cell office:value-type="float" office:value="33">
            <text:p>33</text:p>
          </table:table-cell>
          <table:table-cell office:value-type="float" office:value="14">
            <text:p>14</text:p>
          </table:table-cell>
          <table:table-cell office:value-type="string">
            <text:p>co</text:p>
          </table:table-cell>
          <table:table-cell office:value-type="string">
            <text:p>Rheindiebach </text:p>
          </table:table-cell>
          <table:table-cell office:value-type="string">
            <text:p>St. Goar</text:p>
          </table:table-cell>
          <table:table-cell office:value-type="string">
            <text:p>Rheinprovinz</text:p>
          </table:table-cell>
          <table:table-cell table:number-columns-repeated="2" office:value-type="string">
            <text:p>j</text:p>
          </table:table-cell>
          <table:table-cell table:number-columns-repeated="3"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Rheindiebach</text:p>
          </table:table-cell>
          <table:table-cell office:value-type="string">
            <text:p>Oberdiebach</text:p>
          </table:table-cell>
          <table:table-cell office:value-type="string">
            <text:p>413334.33</text:p>
          </table:table-cell>
          <table:table-cell office:value-type="string">
            <text:p>5543959.54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810">
            <text:p>810</text:p>
          </table:table-cell>
          <table:table-cell office:value-type="float" office:value="139">
            <text:p>139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string">
            <text:p>ar</text:p>
          </table:table-cell>
          <table:table-cell office:value-type="string">
            <text:p>Trais </text:p>
          </table:table-cell>
          <table:table-cell office:value-type="string">
            <text:p>Friedberg</text:p>
          </table:table-cell>
          <table:table-cell office:value-type="string">
            <text:p>Hessen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Trais-Münzenberg</text:p>
          </table:table-cell>
          <table:table-cell office:value-type="string">
            <text:p>Münzenberg</text:p>
          </table:table-cell>
          <table:table-cell office:value-type="string">
            <text:p>484998.53</text:p>
          </table:table-cell>
          <table:table-cell office:value-type="string">
            <text:p>5590214.82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126">
            <text:p>126</text:p>
          </table:table-cell>
          <table:table-cell office:value-type="float" office:value="819">
            <text:p>819</text:p>
          </table:table-cell>
          <table:table-cell office:value-type="float" office:value="139">
            <text:p>139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c</text:p>
          </table:table-cell>
          <table:table-cell office:value-type="string">
            <text:p>Langd </text:p>
          </table:table-cell>
          <table:table-cell office:value-type="string">
            <text:p>Gießen</text:p>
          </table:table-cell>
          <table:table-cell office:value-type="string">
            <text:p>Hessen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Landgd</text:p>
          </table:table-cell>
          <table:table-cell office:value-type="string">
            <text:p>Hungen</text:p>
          </table:table-cell>
          <table:table-cell office:value-type="string">
            <text:p>496373.89</text:p>
          </table:table-cell>
          <table:table-cell office:value-type="string">
            <text:p>5591002.63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 office:value-type="float" office:value="823">
            <text:p>823</text:p>
          </table:table-cell>
          <table:table-cell office:value-type="float" office:value="139">
            <text:p>139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string">
            <text:p>a</text:p>
          </table:table-cell>
          <table:table-cell office:value-type="string">
            <text:p>Unter-Widdersheim</text:p>
          </table:table-cell>
          <table:table-cell office:value-type="string">
            <text:p>Büdingen</text:p>
          </table:table-cell>
          <table:table-cell office:value-type="string">
            <text:p>Hessen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Unter-Widdersheim</text:p>
          </table:table-cell>
          <table:table-cell office:value-type="string">
            <text:p>Nidda</text:p>
          </table:table-cell>
          <table:table-cell office:value-type="string">
            <text:p>494142.22</text:p>
          </table:table-cell>
          <table:table-cell office:value-type="string">
            <text:p>5586385.50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831">
            <text:p>831</text:p>
          </table:table-cell>
          <table:table-cell office:value-type="float" office:value="139">
            <text:p>13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dl</text:p>
          </table:table-cell>
          <table:table-cell office:value-type="string">
            <text:p>Kaulstoß </text:p>
          </table:table-cell>
          <table:table-cell office:value-type="string">
            <text:p>Schotten</text:p>
          </table:table-cell>
          <table:table-cell office:value-type="string">
            <text:p>Hessen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Kaulstoß</text:p>
          </table:table-cell>
          <table:table-cell office:value-type="string">
            <text:p>Schotten</text:p>
          </table:table-cell>
          <table:table-cell office:value-type="string">
            <text:p>515873.53</text:p>
          </table:table-cell>
          <table:table-cell office:value-type="string">
            <text:p>5590945.37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 office:value-type="float" office:value="844">
            <text:p>844</text:p>
          </table:table-cell>
          <table:table-cell office:value-type="float" office:value="139">
            <text:p>139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string">
            <text:p>au</text:p>
          </table:table-cell>
          <table:table-cell office:value-type="string">
            <text:p>Friedrichsthal </text:p>
          </table:table-cell>
          <table:table-cell office:value-type="string">
            <text:p>Usingen</text:p>
          </table:table-cell>
          <table:table-cell office:value-type="string">
            <text:p>Hessen-Nassau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Friedrichsthal</text:p>
          </table:table-cell>
          <table:table-cell office:value-type="string">
            <text:p>Wehrheim</text:p>
          </table:table-cell>
          <table:table-cell office:value-type="string">
            <text:p>472727.67</text:p>
          </table:table-cell>
          <table:table-cell office:value-type="string">
            <text:p>5576655.04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134">
            <text:p>134</text:p>
          </table:table-cell>
          <table:table-cell office:value-type="float" office:value="852">
            <text:p>852</text:p>
          </table:table-cell>
          <table:table-cell office:value-type="float" office:value="139">
            <text:p>139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string">
            <text:p>cd</text:p>
          </table:table-cell>
          <table:table-cell office:value-type="string">
            <text:p>Friedberg </text:p>
          </table:table-cell>
          <table:table-cell office:value-type="string">
            <text:p>Friedberg</text:p>
          </table:table-cell>
          <table:table-cell office:value-type="string">
            <text:p>Hessen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Friedberg</text:p>
          </table:table-cell>
          <table:table-cell office:value-type="string">
            <text:p>Wetterau</text:p>
          </table:table-cell>
          <table:table-cell office:value-type="string">
            <text:p>482284.74</text:p>
          </table:table-cell>
          <table:table-cell office:value-type="string">
            <text:p>5575447.08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office:value-type="float" office:value="855">
            <text:p>855</text:p>
          </table:table-cell>
          <table:table-cell office:value-type="float" office:value="139">
            <text:p>139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  <table:table-cell office:value-type="string">
            <text:p>Geiß-Nidda </text:p>
          </table:table-cell>
          <table:table-cell office:value-type="string">
            <text:p>Büdingen</text:p>
          </table:table-cell>
          <table:table-cell office:value-type="string">
            <text:p>Hessen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Geiß-Nidda</text:p>
          </table:table-cell>
          <table:table-cell office:value-type="string">
            <text:p>Nidda</text:p>
          </table:table-cell>
          <table:table-cell office:value-type="string">
            <text:p>497790.35</text:p>
          </table:table-cell>
          <table:table-cell office:value-type="string">
            <text:p>5583661.15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136">
            <text:p>136</text:p>
          </table:table-cell>
          <table:table-cell office:value-type="float" office:value="861">
            <text:p>861</text:p>
          </table:table-cell>
          <table:table-cell office:value-type="float" office:value="139">
            <text:p>139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string">
            <text:p>c</text:p>
          </table:table-cell>
          <table:table-cell office:value-type="string">
            <text:p>Reichelsheim</text:p>
          </table:table-cell>
          <table:table-cell office:value-type="string">
            <text:p>Friedberg</text:p>
          </table:table-cell>
          <table:table-cell office:value-type="string">
            <text:p>Hessen</text:p>
          </table:table-cell>
          <table:table-cell office:value-type="string">
            <text:p>j</text:p>
          </table:table-cell>
          <table:table-cell office:value-type="string">
            <text:p>NA</text:p>
          </table:table-cell>
          <table:table-cell table:number-columns-repeated="2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Reichelsheim</text:p>
          </table:table-cell>
          <table:table-cell office:value-type="string">
            <text:p>Wetterau</text:p>
          </table:table-cell>
          <table:table-cell office:value-type="string">
            <text:p>491033.91</text:p>
          </table:table-cell>
          <table:table-cell office:value-type="string">
            <text:p>5578521.11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139">
            <text:p>139</text:p>
          </table:table-cell>
          <table:table-cell office:value-type="float" office:value="878">
            <text:p>878</text:p>
          </table:table-cell>
          <table:table-cell office:value-type="float" office:value="139">
            <text:p>139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string">
            <text:p>br</text:p>
          </table:table-cell>
          <table:table-cell office:value-type="string">
            <text:p>Böß-Gesäß</text:p>
          </table:table-cell>
          <table:table-cell office:value-type="string">
            <text:p>Büdingen</text:p>
          </table:table-cell>
          <table:table-cell office:value-type="string">
            <text:p>Hessen</text:p>
          </table:table-cell>
          <table:table-cell office:value-type="string">
            <text:p>j</text:p>
          </table:table-cell>
          <table:table-cell table:number-columns-repeated="4"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Bös-Gesäß</text:p>
          </table:table-cell>
          <table:table-cell office:value-type="string">
            <text:p>Birstein</text:p>
          </table:table-cell>
          <table:table-cell office:value-type="string">
            <text:p>519070.87</text:p>
          </table:table-cell>
          <table:table-cell office:value-type="string">
            <text:p>5580528.61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141">
            <text:p>141</text:p>
          </table:table-cell>
          <table:table-cell office:value-type="float" office:value="884">
            <text:p>884</text:p>
          </table:table-cell>
          <table:table-cell office:value-type="float" office:value="139">
            <text:p>139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string">
            <text:p>cr</text:p>
          </table:table-cell>
          <table:table-cell office:value-type="string">
            <text:p>Untersotzbach</text:p>
          </table:table-cell>
          <table:table-cell office:value-type="string">
            <text:p>Gelnhausen</text:p>
          </table:table-cell>
          <table:table-cell office:value-type="string">
            <text:p>Hessen-Nassau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Untersotzbach</text:p>
          </table:table-cell>
          <table:table-cell office:value-type="string">
            <text:p>Birstein</text:p>
          </table:table-cell>
          <table:table-cell office:value-type="string">
            <text:p>523020.37</text:p>
          </table:table-cell>
          <table:table-cell office:value-type="string">
            <text:p>5576323.51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142">
            <text:p>142</text:p>
          </table:table-cell>
          <table:table-cell office:value-type="float" office:value="890">
            <text:p>890</text:p>
          </table:table-cell>
          <table:table-cell office:value-type="float" office:value="139">
            <text:p>139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string">
            <text:p>ac</text:p>
          </table:table-cell>
          <table:table-cell office:value-type="string">
            <text:p>Neu-Anspach</text:p>
          </table:table-cell>
          <table:table-cell office:value-type="string">
            <text:p>Usingen</text:p>
          </table:table-cell>
          <table:table-cell office:value-type="string">
            <text:p>Hessen-Nassau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Anspach</text:p>
          </table:table-cell>
          <table:table-cell office:value-type="string">
            <text:p>Neu-Anspach</text:p>
          </table:table-cell>
          <table:table-cell office:value-type="string">
            <text:p>465092.48</text:p>
          </table:table-cell>
          <table:table-cell office:value-type="string">
            <text:p>5571440.08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145">
            <text:p>145</text:p>
          </table:table-cell>
          <table:table-cell office:value-type="float" office:value="903">
            <text:p>903</text:p>
          </table:table-cell>
          <table:table-cell office:value-type="float" office:value="139">
            <text:p>139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string">
            <text:p>du</text:p>
          </table:table-cell>
          <table:table-cell office:value-type="string">
            <text:p>Höchst an der Nidder </text:p>
          </table:table-cell>
          <table:table-cell office:value-type="string">
            <text:p>Büdingen</text:p>
          </table:table-cell>
          <table:table-cell office:value-type="string">
            <text:p>Hessen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Höchst</text:p>
          </table:table-cell>
          <table:table-cell office:value-type="string">
            <text:p>Altenstadt</text:p>
          </table:table-cell>
          <table:table-cell office:value-type="string">
            <text:p>465092.48</text:p>
          </table:table-cell>
          <table:table-cell office:value-type="string">
            <text:p>5571440.08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147">
            <text:p>147</text:p>
          </table:table-cell>
          <table:table-cell office:value-type="float" office:value="917">
            <text:p>917</text:p>
          </table:table-cell>
          <table:table-cell office:value-type="float" office:value="139">
            <text:p>139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string">
            <text:p>al</text:p>
          </table:table-cell>
          <table:table-cell office:value-type="string">
            <text:p>Himbach </text:p>
          </table:table-cell>
          <table:table-cell office:value-type="string">
            <text:p>Büdingen</text:p>
          </table:table-cell>
          <table:table-cell office:value-type="string">
            <text:p>Hessen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Himbach</text:p>
          </table:table-cell>
          <table:table-cell office:value-type="string">
            <text:p>Limeshain</text:p>
          </table:table-cell>
          <table:table-cell office:value-type="string">
            <text:p>499787.77</text:p>
          </table:table-cell>
          <table:table-cell office:value-type="string">
            <text:p>5567586.99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151">
            <text:p>151</text:p>
          </table:table-cell>
          <table:table-cell office:value-type="float" office:value="942">
            <text:p>942</text:p>
          </table:table-cell>
          <table:table-cell office:value-type="float" office:value="139">
            <text:p>139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string">
            <text:p>cu</text:p>
          </table:table-cell>
          <table:table-cell office:value-type="string">
            <text:p>Bad-Vilbel</text:p>
          </table:table-cell>
          <table:table-cell office:value-type="string">
            <text:p>Friedberg</text:p>
          </table:table-cell>
          <table:table-cell office:value-type="string">
            <text:p>Hessen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Bad Vilbel</text:p>
          </table:table-cell>
          <table:table-cell office:value-type="string">
            <text:p>Wetterau</text:p>
          </table:table-cell>
          <table:table-cell office:value-type="string">
            <text:p>481400.05</text:p>
          </table:table-cell>
          <table:table-cell office:value-type="string">
            <text:p>5558936.41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154">
            <text:p>154</text:p>
          </table:table-cell>
          <table:table-cell office:value-type="float" office:value="968">
            <text:p>968</text:p>
          </table:table-cell>
          <table:table-cell office:value-type="float" office:value="139">
            <text:p>139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string">
            <text:p>d</text:p>
          </table:table-cell>
          <table:table-cell office:value-type="string">
            <text:p>Frankfurt-Sossenheim</text:p>
          </table:table-cell>
          <table:table-cell office:value-type="string">
            <text:p>Frankfurt a. M.</text:p>
          </table:table-cell>
          <table:table-cell office:value-type="string">
            <text:p>Hessen-Nassau</text:p>
          </table:table-cell>
          <table:table-cell table:number-columns-repeated="3" office:value-type="string">
            <text:p>j</text:p>
          </table:table-cell>
          <table:table-cell table:number-columns-repeated="2"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Frankfurt-Sossenheim</text:p>
          </table:table-cell>
          <table:table-cell office:value-type="string">
            <text:p>Frankfurt</text:p>
          </table:table-cell>
          <table:table-cell office:value-type="string">
            <text:p>469412.35</text:p>
          </table:table-cell>
          <table:table-cell office:value-type="string">
            <text:p>5552514.41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 office:value-type="float" office:value="971">
            <text:p>971</text:p>
          </table:table-cell>
          <table:table-cell office:value-type="float" office:value="139">
            <text:p>139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string">
            <text:p>ao</text:p>
          </table:table-cell>
          <table:table-cell office:value-type="string">
            <text:p>Klein-Steinheim</text:p>
          </table:table-cell>
          <table:table-cell office:value-type="string">
            <text:p>Offenbach</text:p>
          </table:table-cell>
          <table:table-cell office:value-type="string">
            <text:p>Hessen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Steinheim</text:p>
          </table:table-cell>
          <table:table-cell office:value-type="string">
            <text:p>Hanau</text:p>
          </table:table-cell>
          <table:table-cell office:value-type="string">
            <text:p>493428.86</text:p>
          </table:table-cell>
          <table:table-cell office:value-type="string">
            <text:p>5551296.38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157">
            <text:p>157</text:p>
          </table:table-cell>
          <table:table-cell office:value-type="float" office:value="973">
            <text:p>973</text:p>
          </table:table-cell>
          <table:table-cell office:value-type="float" office:value="139">
            <text:p>139</text:p>
          </table:table-cell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office:value-type="string">
            <text:p>cl</text:p>
          </table:table-cell>
          <table:table-cell office:value-type="string">
            <text:p>Großauheim</text:p>
          </table:table-cell>
          <table:table-cell office:value-type="string">
            <text:p>Offenbach</text:p>
          </table:table-cell>
          <table:table-cell office:value-type="string">
            <text:p>Hessen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Großauheim</text:p>
          </table:table-cell>
          <table:table-cell office:value-type="string">
            <text:p>Hanau</text:p>
          </table:table-cell>
          <table:table-cell office:value-type="string">
            <text:p>496506.73</text:p>
          </table:table-cell>
          <table:table-cell office:value-type="string">
            <text:p>5550202.41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158">
            <text:p>158</text:p>
          </table:table-cell>
          <table:table-cell office:value-type="float" office:value="974">
            <text:p>974</text:p>
          </table:table-cell>
          <table:table-cell office:value-type="float" office:value="139">
            <text:p>139</text:p>
          </table:table-cell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office:value-type="string">
            <text:p>bl</text:p>
          </table:table-cell>
          <table:table-cell office:value-type="string">
            <text:p>Lämmerspiel</text:p>
          </table:table-cell>
          <table:table-cell office:value-type="string">
            <text:p>Offenbach</text:p>
          </table:table-cell>
          <table:table-cell office:value-type="string">
            <text:p>Hessen</text:p>
          </table:table-cell>
          <table:table-cell office:value-type="string">
            <text:p>NA</text:p>
          </table:table-cell>
          <table:table-cell table:number-columns-repeated="3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Lämmerspiel</text:p>
          </table:table-cell>
          <table:table-cell office:value-type="string">
            <text:p>Mühlheim am Main</text:p>
          </table:table-cell>
          <table:table-cell office:value-type="string">
            <text:p>489556.80</text:p>
          </table:table-cell>
          <table:table-cell office:value-type="string">
            <text:p>5549432.02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159">
            <text:p>159</text:p>
          </table:table-cell>
          <table:table-cell office:value-type="float" office:value="975">
            <text:p>975</text:p>
          </table:table-cell>
          <table:table-cell office:value-type="float" office:value="139">
            <text:p>139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string">
            <text:p>bl</text:p>
          </table:table-cell>
          <table:table-cell office:value-type="string">
            <text:p>Neuenhaßlau </text:p>
          </table:table-cell>
          <table:table-cell office:value-type="string">
            <text:p>Gelnhausen</text:p>
          </table:table-cell>
          <table:table-cell office:value-type="string">
            <text:p>Hessen-Nassau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Neuenhaßlau</text:p>
          </table:table-cell>
          <table:table-cell office:value-type="string">
            <text:p>Hasselroth</text:p>
          </table:table-cell>
          <table:table-cell office:value-type="string">
            <text:p>506288.32</text:p>
          </table:table-cell>
          <table:table-cell office:value-type="string">
            <text:p>5556625.65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980">
            <text:p>980</text:p>
          </table:table-cell>
          <table:table-cell office:value-type="float" office:value="139">
            <text:p>139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string">
            <text:p>bl</text:p>
          </table:table-cell>
          <table:table-cell office:value-type="string">
            <text:p>Großenhausen </text:p>
          </table:table-cell>
          <table:table-cell office:value-type="string">
            <text:p>Gelnhausen</text:p>
          </table:table-cell>
          <table:table-cell office:value-type="string">
            <text:p>Hessen-Nassau</text:p>
          </table:table-cell>
          <table:table-cell table:number-columns-repeated="2" office:value-type="string">
            <text:p>j</text:p>
          </table:table-cell>
          <table:table-cell table:number-columns-repeated="3"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Großenhausen</text:p>
          </table:table-cell>
          <table:table-cell office:value-type="string">
            <text:p>Linsengericht</text:p>
          </table:table-cell>
          <table:table-cell office:value-type="string">
            <text:p>513687.41</text:p>
          </table:table-cell>
          <table:table-cell office:value-type="string">
            <text:p>5556593.21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161">
            <text:p>161</text:p>
          </table:table-cell>
          <table:table-cell office:value-type="float" office:value="991">
            <text:p>991</text:p>
          </table:table-cell>
          <table:table-cell office:value-type="float" office:value="139">
            <text:p>139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string">
            <text:p>ab</text:p>
          </table:table-cell>
          <table:table-cell office:value-type="string">
            <text:p>Frankfurt-Sindlingen</text:p>
          </table:table-cell>
          <table:table-cell office:value-type="string">
            <text:p>Frankfurt a. M.</text:p>
          </table:table-cell>
          <table:table-cell office:value-type="string">
            <text:p>Hessen-Nassau</text:p>
          </table:table-cell>
          <table:table-cell table:number-columns-repeated="2" office:value-type="string">
            <text:p>j</text:p>
          </table:table-cell>
          <table:table-cell table:number-columns-repeated="3"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Sindlingen</text:p>
          </table:table-cell>
          <table:table-cell office:value-type="string">
            <text:p>Frankfurt</text:p>
          </table:table-cell>
          <table:table-cell office:value-type="string">
            <text:p>464900.65</text:p>
          </table:table-cell>
          <table:table-cell office:value-type="string">
            <text:p>5547666.79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163">
            <text:p>163</text:p>
          </table:table-cell>
          <table:table-cell office:value-type="float" office:value="999">
            <text:p>999</text:p>
          </table:table-cell>
          <table:table-cell office:value-type="float" office:value="139">
            <text:p>139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string">
            <text:p>al</text:p>
          </table:table-cell>
          <table:table-cell office:value-type="string">
            <text:p>Großkrotzenburg</text:p>
          </table:table-cell>
          <table:table-cell office:value-type="string">
            <text:p>Hanau</text:p>
          </table:table-cell>
          <table:table-cell office:value-type="string">
            <text:p>Hessen-Nassau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Großkrotzenburg</text:p>
          </table:table-cell>
          <table:table-cell office:value-type="string">
            <text:p>Main-Kinzig</text:p>
          </table:table-cell>
          <table:table-cell office:value-type="string">
            <text:p>498852.68</text:p>
          </table:table-cell>
          <table:table-cell office:value-type="string">
            <text:p>5547727.60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164">
            <text:p>164</text:p>
          </table:table-cell>
          <table:table-cell office:value-type="float" office:value="1005">
            <text:p>1005</text:p>
          </table:table-cell>
          <table:table-cell office:value-type="float" office:value="139">
            <text:p>139</text:p>
          </table:table-cell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  <table:table-cell office:value-type="string">
            <text:p>a</text:p>
          </table:table-cell>
          <table:table-cell office:value-type="string">
            <text:p>Großwelzheim </text:p>
          </table:table-cell>
          <table:table-cell office:value-type="string">
            <text:p>BA. Alzenau</text:p>
          </table:table-cell>
          <table:table-cell office:value-type="string">
            <text:p>RegBez. Unterfranken (Bayern)</text:p>
          </table:table-cell>
          <table:table-cell table:number-columns-repeated="3" office:value-type="string">
            <text:p>NA</text:p>
          </table:table-cell>
          <table:table-cell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Großwelzheim</text:p>
          </table:table-cell>
          <table:table-cell office:value-type="string">
            <text:p>Karlstein am Main</text:p>
          </table:table-cell>
          <table:table-cell office:value-type="string">
            <text:p>500583.02</text:p>
          </table:table-cell>
          <table:table-cell office:value-type="string">
            <text:p>5544065.85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166">
            <text:p>166</text:p>
          </table:table-cell>
          <table:table-cell office:value-type="float" office:value="1016">
            <text:p>1016</text:p>
          </table:table-cell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bl</text:p>
          </table:table-cell>
          <table:table-cell office:value-type="string">
            <text:p>Reichlos </text:p>
          </table:table-cell>
          <table:table-cell office:value-type="string">
            <text:p>Lauterbach</text:p>
          </table:table-cell>
          <table:table-cell office:value-type="string">
            <text:p>Hessen</text:p>
          </table:table-cell>
          <table:table-cell table:number-columns-repeated="3" office:value-type="string">
            <text:p>j</text:p>
          </table:table-cell>
          <table:table-cell table:number-columns-repeated="2"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Reichlos</text:p>
          </table:table-cell>
          <table:table-cell office:value-type="string">
            <text:p>Freiensteinau</text:p>
          </table:table-cell>
          <table:table-cell office:value-type="string">
            <text:p>530430.98</text:p>
          </table:table-cell>
          <table:table-cell office:value-type="string">
            <text:p>5589896.00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167">
            <text:p>167</text:p>
          </table:table-cell>
          <table:table-cell office:value-type="float" office:value="1024">
            <text:p>1024</text:p>
          </table:table-cell>
          <table:table-cell office:value-type="float" office:value="140">
            <text:p>14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dr</text:p>
          </table:table-cell>
          <table:table-cell office:value-type="string">
            <text:p>Poppenhausen </text:p>
          </table:table-cell>
          <table:table-cell office:value-type="string">
            <text:p>Fulda</text:p>
          </table:table-cell>
          <table:table-cell office:value-type="string">
            <text:p>Hessen-Nassau</text:p>
          </table:table-cell>
          <table:table-cell table:number-columns-repeated="3" office:value-type="string">
            <text:p>j</text:p>
          </table:table-cell>
          <table:table-cell table:number-columns-repeated="2"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Poppenhausen</text:p>
          </table:table-cell>
          <table:table-cell office:value-type="string">
            <text:p>Fulda</text:p>
          </table:table-cell>
          <table:table-cell office:value-type="string">
            <text:p>561476.51</text:p>
          </table:table-cell>
          <table:table-cell office:value-type="string">
            <text:p>5593326.69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169">
            <text:p>169</text:p>
          </table:table-cell>
          <table:table-cell office:value-type="float" office:value="1040">
            <text:p>1040</text:p>
          </table:table-cell>
          <table:table-cell office:value-type="float" office:value="140">
            <text:p>14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al</text:p>
          </table:table-cell>
          <table:table-cell office:value-type="string">
            <text:p>Niederzell </text:p>
          </table:table-cell>
          <table:table-cell office:value-type="string">
            <text:p>Schlüchtern</text:p>
          </table:table-cell>
          <table:table-cell office:value-type="string">
            <text:p>Hessen-Nassau</text:p>
          </table:table-cell>
          <table:table-cell table:number-columns-repeated="3" office:value-type="string">
            <text:p>j</text:p>
          </table:table-cell>
          <table:table-cell table:number-columns-repeated="2"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Niederzell</text:p>
          </table:table-cell>
          <table:table-cell office:value-type="string">
            <text:p>Schlüchtern</text:p>
          </table:table-cell>
          <table:table-cell office:value-type="string">
            <text:p>536202.69</text:p>
          </table:table-cell>
          <table:table-cell office:value-type="string">
            <text:p>5575587.66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1043">
            <text:p>1043</text:p>
          </table:table-cell>
          <table:table-cell office:value-type="float" office:value="140">
            <text:p>140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string">
            <text:p>ac</text:p>
          </table:table-cell>
          <table:table-cell office:value-type="string">
            <text:p>Marjoß </text:p>
          </table:table-cell>
          <table:table-cell office:value-type="string">
            <text:p>Schlüchtern</text:p>
          </table:table-cell>
          <table:table-cell office:value-type="string">
            <text:p>Hessen-Nassau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Marjoß</text:p>
          </table:table-cell>
          <table:table-cell office:value-type="string">
            <text:p>Steinau an der Straße</text:p>
          </table:table-cell>
          <table:table-cell office:value-type="string">
            <text:p>536764.57</text:p>
          </table:table-cell>
          <table:table-cell office:value-type="string">
            <text:p>5567427.29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171">
            <text:p>171</text:p>
          </table:table-cell>
          <table:table-cell office:value-type="float" office:value="1049">
            <text:p>1049</text:p>
          </table:table-cell>
          <table:table-cell office:value-type="float" office:value="140">
            <text:p>140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string">
            <text:p>c</text:p>
          </table:table-cell>
          <table:table-cell office:value-type="string">
            <text:p>Burgjoß </text:p>
          </table:table-cell>
          <table:table-cell office:value-type="string">
            <text:p>Gelnhausen</text:p>
          </table:table-cell>
          <table:table-cell office:value-type="string">
            <text:p>Hessen-Nassau</text:p>
          </table:table-cell>
          <table:table-cell table:number-columns-repeated="3" office:value-type="string">
            <text:p>NA</text:p>
          </table:table-cell>
          <table:table-cell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Burgjoß</text:p>
          </table:table-cell>
          <table:table-cell office:value-type="string">
            <text:p>Jossgrund</text:p>
          </table:table-cell>
          <table:table-cell office:value-type="string">
            <text:p>534314.16</text:p>
          </table:table-cell>
          <table:table-cell office:value-type="string">
            <text:p>5561517.89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173">
            <text:p>173</text:p>
          </table:table-cell>
          <table:table-cell office:value-type="float" office:value="1056">
            <text:p>1056</text:p>
          </table:table-cell>
          <table:table-cell office:value-type="float" office:value="151">
            <text:p>15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a</text:p>
          </table:table-cell>
          <table:table-cell office:value-type="string">
            <text:p>Ginsheim-Gustavsburg</text:p>
          </table:table-cell>
          <table:table-cell office:value-type="string">
            <text:p>Mainz</text:p>
          </table:table-cell>
          <table:table-cell office:value-type="string">
            <text:p>Hessen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Ginsheim-Gustavsburg</text:p>
          </table:table-cell>
          <table:table-cell office:value-type="string">
            <text:p>Groß-Gerau</text:p>
          </table:table-cell>
          <table:table-cell office:value-type="string">
            <text:p>451406.76</text:p>
          </table:table-cell>
          <table:table-cell office:value-type="string">
            <text:p>5538078.67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175">
            <text:p>175</text:p>
          </table:table-cell>
          <table:table-cell office:value-type="float" office:value="1063">
            <text:p>1063</text:p>
          </table:table-cell>
          <table:table-cell office:value-type="float" office:value="151">
            <text:p>15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co</text:p>
          </table:table-cell>
          <table:table-cell office:value-type="string">
            <text:p>Langen </text:p>
          </table:table-cell>
          <table:table-cell office:value-type="string">
            <text:p>Offenbach</text:p>
          </table:table-cell>
          <table:table-cell office:value-type="string">
            <text:p>Hessen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Langen</text:p>
          </table:table-cell>
          <table:table-cell office:value-type="string">
            <text:p>Offenbach</text:p>
          </table:table-cell>
          <table:table-cell office:value-type="string">
            <text:p>475872.67</text:p>
          </table:table-cell>
          <table:table-cell office:value-type="string">
            <text:p>5537736.17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179">
            <text:p>179</text:p>
          </table:table-cell>
          <table:table-cell office:value-type="float" office:value="1089">
            <text:p>1089</text:p>
          </table:table-cell>
          <table:table-cell office:value-type="float" office:value="151">
            <text:p>151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string">
            <text:p>au</text:p>
          </table:table-cell>
          <table:table-cell office:value-type="string">
            <text:p>Darmstadt-Bessungen </text:p>
          </table:table-cell>
          <table:table-cell office:value-type="string">
            <text:p>Darmstadt</text:p>
          </table:table-cell>
          <table:table-cell office:value-type="string">
            <text:p>Hessen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Darmstadt-Bessungen</text:p>
          </table:table-cell>
          <table:table-cell office:value-type="string">
            <text:p>Darmstadt</text:p>
          </table:table-cell>
          <table:table-cell office:value-type="string">
            <text:p>475205.29</text:p>
          </table:table-cell>
          <table:table-cell office:value-type="string">
            <text:p>5522931.40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1092">
            <text:p>1092</text:p>
          </table:table-cell>
          <table:table-cell office:value-type="float" office:value="151">
            <text:p>151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string">
            <text:p>do</text:p>
          </table:table-cell>
          <table:table-cell office:value-type="string">
            <text:p>Roßdorf </text:p>
          </table:table-cell>
          <table:table-cell office:value-type="string">
            <text:p>Darmstadt</text:p>
          </table:table-cell>
          <table:table-cell office:value-type="string">
            <text:p>Hessen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Roßdorf</text:p>
          </table:table-cell>
          <table:table-cell office:value-type="string">
            <text:p>Darmstadt-Dieburg</text:p>
          </table:table-cell>
          <table:table-cell office:value-type="string">
            <text:p>482204.05</text:p>
          </table:table-cell>
          <table:table-cell office:value-type="string">
            <text:p>5523035.18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181">
            <text:p>181</text:p>
          </table:table-cell>
          <table:table-cell office:value-type="float" office:value="1094">
            <text:p>1094</text:p>
          </table:table-cell>
          <table:table-cell office:value-type="float" office:value="151">
            <text:p>151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string">
            <text:p>au</text:p>
          </table:table-cell>
          <table:table-cell office:value-type="string">
            <text:p>Zeilhard </text:p>
          </table:table-cell>
          <table:table-cell office:value-type="string">
            <text:p>Dieburg</text:p>
          </table:table-cell>
          <table:table-cell office:value-type="string">
            <text:p>Hessen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Zeilhard</text:p>
          </table:table-cell>
          <table:table-cell office:value-type="string">
            <text:p>Reinheim</text:p>
          </table:table-cell>
          <table:table-cell office:value-type="string">
            <text:p>485002.59</text:p>
          </table:table-cell>
          <table:table-cell office:value-type="string">
            <text:p>5521528.90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183">
            <text:p>183</text:p>
          </table:table-cell>
          <table:table-cell office:value-type="float" office:value="1100">
            <text:p>1100</text:p>
          </table:table-cell>
          <table:table-cell office:value-type="float" office:value="151">
            <text:p>15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co</text:p>
          </table:table-cell>
          <table:table-cell office:value-type="string">
            <text:p>Groß-Zimmern</text:p>
          </table:table-cell>
          <table:table-cell office:value-type="string">
            <text:p>Dieburg</text:p>
          </table:table-cell>
          <table:table-cell office:value-type="string">
            <text:p>Hessen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Groß-Zimmern</text:p>
          </table:table-cell>
          <table:table-cell office:value-type="string">
            <text:p>Darmstadt-Dieburg</text:p>
          </table:table-cell>
          <table:table-cell office:value-type="string">
            <text:p>487528.14</text:p>
          </table:table-cell>
          <table:table-cell office:value-type="string">
            <text:p>5524743.80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184">
            <text:p>184</text:p>
          </table:table-cell>
          <table:table-cell office:value-type="float" office:value="1102">
            <text:p>1102</text:p>
          </table:table-cell>
          <table:table-cell office:value-type="float" office:value="151">
            <text:p>151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string">
            <text:p>du</text:p>
          </table:table-cell>
          <table:table-cell office:value-type="string">
            <text:p>Groß-Umstadt</text:p>
          </table:table-cell>
          <table:table-cell office:value-type="string">
            <text:p>Dieburg</text:p>
          </table:table-cell>
          <table:table-cell office:value-type="string">
            <text:p>Hessen</text:p>
          </table:table-cell>
          <table:table-cell office:value-type="string">
            <text:p>NA</text:p>
          </table:table-cell>
          <table:table-cell table:number-columns-repeated="3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Groß-Umstadt</text:p>
          </table:table-cell>
          <table:table-cell office:value-type="string">
            <text:p>Darmstadt-Dieburg</text:p>
          </table:table-cell>
          <table:table-cell office:value-type="string">
            <text:p>494707.14</text:p>
          </table:table-cell>
          <table:table-cell office:value-type="string">
            <text:p>5524196.57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185">
            <text:p>185</text:p>
          </table:table-cell>
          <table:table-cell office:value-type="float" office:value="1108">
            <text:p>1108</text:p>
          </table:table-cell>
          <table:table-cell office:value-type="float" office:value="151">
            <text:p>151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string">
            <text:p>ar</text:p>
          </table:table-cell>
          <table:table-cell office:value-type="string">
            <text:p>Großwallstadt</text:p>
          </table:table-cell>
          <table:table-cell office:value-type="string">
            <text:p>BA. Obernburg</text:p>
          </table:table-cell>
          <table:table-cell office:value-type="string">
            <text:p>RegBez. Unterfranken (Bayern)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Großwallstadt</text:p>
          </table:table-cell>
          <table:table-cell office:value-type="string">
            <text:p>Miltenberg</text:p>
          </table:table-cell>
          <table:table-cell office:value-type="string">
            <text:p>511218.55</text:p>
          </table:table-cell>
          <table:table-cell office:value-type="string">
            <text:p>5525216.78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186">
            <text:p>186</text:p>
          </table:table-cell>
          <table:table-cell office:value-type="float" office:value="1111">
            <text:p>1111</text:p>
          </table:table-cell>
          <table:table-cell office:value-type="float" office:value="151">
            <text:p>151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string">
            <text:p>bl</text:p>
          </table:table-cell>
          <table:table-cell office:value-type="string">
            <text:p>Wald-Amorbach </text:p>
          </table:table-cell>
          <table:table-cell office:value-type="string">
            <text:p>Erbach</text:p>
          </table:table-cell>
          <table:table-cell office:value-type="string">
            <text:p>Hessen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Wald-Amorbach</text:p>
          </table:table-cell>
          <table:table-cell office:value-type="string">
            <text:p>Breuberg</text:p>
          </table:table-cell>
          <table:table-cell office:value-type="string">
            <text:p>501716.33</text:p>
          </table:table-cell>
          <table:table-cell office:value-type="string">
            <text:p>5521734.18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3">
          <table:table-cell office:value-type="float" office:value="192">
            <text:p>192</text:p>
          </table:table-cell>
          <table:table-cell office:value-type="float" office:value="1130">
            <text:p>1130</text:p>
          </table:table-cell>
          <table:table-cell office:value-type="float" office:value="151">
            <text:p>151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string">
            <text:p>co</text:p>
          </table:table-cell>
          <table:table-cell office:value-type="string">
            <text:p>Wembach-Hahn </text:p>
          </table:table-cell>
          <table:table-cell office:value-type="string">
            <text:p>Dieburg</text:p>
          </table:table-cell>
          <table:table-cell office:value-type="string">
            <text:p>Hessen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Wembach-Hahn</text:p>
          </table:table-cell>
          <table:table-cell office:value-type="string">
            <text:p>Ober-Ramstadt</text:p>
          </table:table-cell>
          <table:table-cell office:value-type="string">
            <text:p>484500.03</text:p>
          </table:table-cell>
          <table:table-cell office:value-type="string">
            <text:p>5517073.94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193">
            <text:p>193</text:p>
          </table:table-cell>
          <table:table-cell office:value-type="float" office:value="1131">
            <text:p>1131</text:p>
          </table:table-cell>
          <table:table-cell office:value-type="float" office:value="151">
            <text:p>151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string">
            <text:p>cu</text:p>
          </table:table-cell>
          <table:table-cell office:value-type="string">
            <text:p>Groß-Bieberau </text:p>
          </table:table-cell>
          <table:table-cell office:value-type="string">
            <text:p>Dieburg</text:p>
          </table:table-cell>
          <table:table-cell office:value-type="string">
            <text:p>Hessen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Groß-Bieberau</text:p>
          </table:table-cell>
          <table:table-cell office:value-type="string">
            <text:p>Darmstadt-Dieburg</text:p>
          </table:table-cell>
          <table:table-cell office:value-type="string">
            <text:p>487317.75</text:p>
          </table:table-cell>
          <table:table-cell office:value-type="string">
            <text:p>5516462.02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198">
            <text:p>198</text:p>
          </table:table-cell>
          <table:table-cell office:value-type="float" office:value="1146">
            <text:p>1146</text:p>
          </table:table-cell>
          <table:table-cell office:value-type="float" office:value="151">
            <text:p>151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string">
            <text:p>bu</text:p>
          </table:table-cell>
          <table:table-cell office:value-type="string">
            <text:p>Etzen-Gesäß </text:p>
          </table:table-cell>
          <table:table-cell office:value-type="string">
            <text:p>Erbach</text:p>
          </table:table-cell>
          <table:table-cell office:value-type="string">
            <text:p>Hessen</text:p>
          </table:table-cell>
          <table:table-cell office:value-type="string">
            <text:p>j</text:p>
          </table:table-cell>
          <table:table-cell table:number-columns-repeated="4"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Etzen-Gesäß</text:p>
          </table:table-cell>
          <table:table-cell office:value-type="string">
            <text:p>Bad König</text:p>
          </table:table-cell>
          <table:table-cell office:value-type="string">
            <text:p>499564.83</text:p>
          </table:table-cell>
          <table:table-cell office:value-type="string">
            <text:p>5511962.49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199">
            <text:p>199</text:p>
          </table:table-cell>
          <table:table-cell office:value-type="float" office:value="1148">
            <text:p>1148</text:p>
          </table:table-cell>
          <table:table-cell office:value-type="float" office:value="151">
            <text:p>15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string">
            <text:p>cu</text:p>
          </table:table-cell>
          <table:table-cell office:value-type="string">
            <text:p>Neustadt </text:p>
          </table:table-cell>
          <table:table-cell office:value-type="string">
            <text:p>Erbach</text:p>
          </table:table-cell>
          <table:table-cell office:value-type="string">
            <text:p>Hessen</text:p>
          </table:table-cell>
          <table:table-cell table:number-columns-repeated="3" office:value-type="string">
            <text:p>j</text:p>
          </table:table-cell>
          <table:table-cell table:number-columns-repeated="2"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Neustadt</text:p>
          </table:table-cell>
          <table:table-cell office:value-type="string">
            <text:p>Breuberg</text:p>
          </table:table-cell>
          <table:table-cell office:value-type="string">
            <text:p>502811.20</text:p>
          </table:table-cell>
          <table:table-cell office:value-type="string">
            <text:p>5518056.53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202">
            <text:p>202</text:p>
          </table:table-cell>
          <table:table-cell office:value-type="float" office:value="1163">
            <text:p>1163</text:p>
          </table:table-cell>
          <table:table-cell office:value-type="float" office:value="151">
            <text:p>151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string">
            <text:p>cu</text:p>
          </table:table-cell>
          <table:table-cell office:value-type="string">
            <text:p>Langwaden </text:p>
          </table:table-cell>
          <table:table-cell office:value-type="string">
            <text:p>Bensheim</text:p>
          </table:table-cell>
          <table:table-cell office:value-type="string">
            <text:p>Hessen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Langwaden</text:p>
          </table:table-cell>
          <table:table-cell office:value-type="string">
            <text:p>Bensheim</text:p>
          </table:table-cell>
          <table:table-cell office:value-type="string">
            <text:p>467665.12</text:p>
          </table:table-cell>
          <table:table-cell office:value-type="string">
            <text:p>5507397.01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203">
            <text:p>203</text:p>
          </table:table-cell>
          <table:table-cell office:value-type="float" office:value="1175">
            <text:p>1175</text:p>
          </table:table-cell>
          <table:table-cell office:value-type="float" office:value="151">
            <text:p>151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string">
            <text:p>bl</text:p>
          </table:table-cell>
          <table:table-cell office:value-type="string">
            <text:p>Knoden </text:p>
          </table:table-cell>
          <table:table-cell office:value-type="string">
            <text:p>Bensheim</text:p>
          </table:table-cell>
          <table:table-cell office:value-type="string">
            <text:p>Hessen</text:p>
          </table:table-cell>
          <table:table-cell office:value-type="string">
            <text:p>NA</text:p>
          </table:table-cell>
          <table:table-cell table:number-columns-repeated="3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Knoden</text:p>
          </table:table-cell>
          <table:table-cell office:value-type="string">
            <text:p>Lautertal</text:p>
          </table:table-cell>
          <table:table-cell office:value-type="string">
            <text:p>479807.37</text:p>
          </table:table-cell>
          <table:table-cell office:value-type="string">
            <text:p>5504666.73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206">
            <text:p>206</text:p>
          </table:table-cell>
          <table:table-cell office:value-type="float" office:value="1182">
            <text:p>1182</text:p>
          </table:table-cell>
          <table:table-cell office:value-type="float" office:value="151">
            <text:p>151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string">
            <text:p>c</text:p>
          </table:table-cell>
          <table:table-cell office:value-type="string">
            <text:p>Langen-Brombach</text:p>
          </table:table-cell>
          <table:table-cell office:value-type="string">
            <text:p>Erbach</text:p>
          </table:table-cell>
          <table:table-cell office:value-type="string">
            <text:p>Hessen</text:p>
          </table:table-cell>
          <table:table-cell office:value-type="string">
            <text:p>j</text:p>
          </table:table-cell>
          <table:table-cell table:number-columns-repeated="4"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Langen-Brombach</text:p>
          </table:table-cell>
          <table:table-cell office:value-type="string">
            <text:p>Brombachtal</text:p>
          </table:table-cell>
          <table:table-cell office:value-type="string">
            <text:p>496602.98</text:p>
          </table:table-cell>
          <table:table-cell office:value-type="string">
            <text:p>5507846.01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207">
            <text:p>207</text:p>
          </table:table-cell>
          <table:table-cell office:value-type="float" office:value="1183">
            <text:p>1183</text:p>
          </table:table-cell>
          <table:table-cell office:value-type="float" office:value="151">
            <text:p>151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string">
            <text:p>a</text:p>
          </table:table-cell>
          <table:table-cell office:value-type="string">
            <text:p>Reichelsheim </text:p>
          </table:table-cell>
          <table:table-cell office:value-type="string">
            <text:p>Friedberg</text:p>
          </table:table-cell>
          <table:table-cell office:value-type="string">
            <text:p>Hessen</text:p>
          </table:table-cell>
          <table:table-cell office:value-type="string">
            <text:p>NA</text:p>
          </table:table-cell>
          <table:table-cell office:value-type="string">
            <text:p>j</text:p>
          </table:table-cell>
          <table:table-cell table:number-columns-repeated="3"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Reichelsheim</text:p>
          </table:table-cell>
          <table:table-cell office:value-type="string">
            <text:p>Wetterau</text:p>
          </table:table-cell>
          <table:table-cell office:value-type="string">
            <text:p>419033.91</text:p>
          </table:table-cell>
          <table:table-cell office:value-type="string">
            <text:p>5578521.11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210">
            <text:p>210</text:p>
          </table:table-cell>
          <table:table-cell office:value-type="float" office:value="1191">
            <text:p>1191</text:p>
          </table:table-cell>
          <table:table-cell office:value-type="float" office:value="151">
            <text:p>151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string">
            <text:p>c</text:p>
          </table:table-cell>
          <table:table-cell office:value-type="string">
            <text:p>Weiten-Gesäß </text:p>
          </table:table-cell>
          <table:table-cell office:value-type="string">
            <text:p>Erbach</text:p>
          </table:table-cell>
          <table:table-cell office:value-type="string">
            <text:p>Hessen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Weiten-Gesäß</text:p>
          </table:table-cell>
          <table:table-cell office:value-type="string">
            <text:p>Michelstadt</text:p>
          </table:table-cell>
          <table:table-cell office:value-type="string">
            <text:p>503381.66</text:p>
          </table:table-cell>
          <table:table-cell office:value-type="string">
            <text:p>5505777.35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212">
            <text:p>212</text:p>
          </table:table-cell>
          <table:table-cell office:value-type="float" office:value="1209">
            <text:p>1209</text:p>
          </table:table-cell>
          <table:table-cell office:value-type="float" office:value="151">
            <text:p>151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office:value-type="string">
            <text:p>b</text:p>
          </table:table-cell>
          <table:table-cell office:value-type="string">
            <text:p>Albersbach </text:p>
          </table:table-cell>
          <table:table-cell office:value-type="string">
            <text:p>Heppenheim</text:p>
          </table:table-cell>
          <table:table-cell office:value-type="string">
            <text:p>Hessen</text:p>
          </table:table-cell>
          <table:table-cell office:value-type="string">
            <text:p>j</text:p>
          </table:table-cell>
          <table:table-cell table:number-columns-repeated="4"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Albersbach</text:p>
          </table:table-cell>
          <table:table-cell office:value-type="string">
            <text:p>Rimbach</text:p>
          </table:table-cell>
          <table:table-cell office:value-type="string">
            <text:p>480324.97</text:p>
          </table:table-cell>
          <table:table-cell office:value-type="string">
            <text:p>5497223.15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214">
            <text:p>214</text:p>
          </table:table-cell>
          <table:table-cell office:value-type="float" office:value="1211">
            <text:p>1211</text:p>
          </table:table-cell>
          <table:table-cell office:value-type="float" office:value="151">
            <text:p>151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string">
            <text:p>d</text:p>
          </table:table-cell>
          <table:table-cell office:value-type="string">
            <text:p>Zotzenbach </text:p>
          </table:table-cell>
          <table:table-cell office:value-type="string">
            <text:p>Heppenheim</text:p>
          </table:table-cell>
          <table:table-cell office:value-type="string">
            <text:p>Hessen</text:p>
          </table:table-cell>
          <table:table-cell table:number-columns-repeated="3" office:value-type="string">
            <text:p>NA</text:p>
          </table:table-cell>
          <table:table-cell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Zotzenbach</text:p>
          </table:table-cell>
          <table:table-cell office:value-type="string">
            <text:p>Rimbach</text:p>
          </table:table-cell>
          <table:table-cell office:value-type="string">
            <text:p>483156.75</text:p>
          </table:table-cell>
          <table:table-cell office:value-type="string">
            <text:p>5494490.06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217">
            <text:p>217</text:p>
          </table:table-cell>
          <table:table-cell office:value-type="float" office:value="1214">
            <text:p>1214</text:p>
          </table:table-cell>
          <table:table-cell office:value-type="float" office:value="151">
            <text:p>151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office:value-type="string">
            <text:p>d</text:p>
          </table:table-cell>
          <table:table-cell office:value-type="string">
            <text:p>Weiher </text:p>
          </table:table-cell>
          <table:table-cell office:value-type="string">
            <text:p>Heppenheim</text:p>
          </table:table-cell>
          <table:table-cell office:value-type="string">
            <text:p>Hessen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Weiher</text:p>
          </table:table-cell>
          <table:table-cell office:value-type="string">
            <text:p>Mörlenbach</text:p>
          </table:table-cell>
          <table:table-cell office:value-type="string">
            <text:p>482927.04</text:p>
          </table:table-cell>
          <table:table-cell office:value-type="string">
            <text:p>5492804.24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221">
            <text:p>221</text:p>
          </table:table-cell>
          <table:table-cell office:value-type="float" office:value="1232">
            <text:p>1232</text:p>
          </table:table-cell>
          <table:table-cell office:value-type="float" office:value="151">
            <text:p>151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string">
            <text:p>a</text:p>
          </table:table-cell>
          <table:table-cell office:value-type="string">
            <text:p>Gerolzahn </text:p>
          </table:table-cell>
          <table:table-cell office:value-type="string">
            <text:p>AB. Buchen</text:p>
          </table:table-cell>
          <table:table-cell office:value-type="string">
            <text:p>Baden</text:p>
          </table:table-cell>
          <table:table-cell office:value-type="string">
            <text:p>j</text:p>
          </table:table-cell>
          <table:table-cell table:number-columns-repeated="4"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Gerolzahn</text:p>
          </table:table-cell>
          <table:table-cell office:value-type="string">
            <text:p>Walldürn</text:p>
          </table:table-cell>
          <table:table-cell office:value-type="string">
            <text:p>523062.90</text:p>
          </table:table-cell>
          <table:table-cell office:value-type="string">
            <text:p>5496973.95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222">
            <text:p>222</text:p>
          </table:table-cell>
          <table:table-cell office:value-type="float" office:value="1236">
            <text:p>1236</text:p>
          </table:table-cell>
          <table:table-cell office:value-type="float" office:value="151">
            <text:p>151</text:p>
          </table:table-cell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string">
            <text:p>c</text:p>
          </table:table-cell>
          <table:table-cell office:value-type="string">
            <text:p>Mörsch </text:p>
          </table:table-cell>
          <table:table-cell office:value-type="string">
            <text:p>BA. Frankenthal</text:p>
          </table:table-cell>
          <table:table-cell office:value-type="string">
            <text:p>RegBez. Pfalz (Bayern)</text:p>
          </table:table-cell>
          <table:table-cell table:number-columns-repeated="2" office:value-type="string">
            <text:p>j</text:p>
          </table:table-cell>
          <table:table-cell table:number-columns-repeated="3"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Mörsch</text:p>
          </table:table-cell>
          <table:table-cell office:value-type="string">
            <text:p>Frankenthal</text:p>
          </table:table-cell>
          <table:table-cell office:value-type="string">
            <text:p>455100.32</text:p>
          </table:table-cell>
          <table:table-cell office:value-type="string">
            <text:p>5488933.16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223">
            <text:p>223</text:p>
          </table:table-cell>
          <table:table-cell office:value-type="float" office:value="1237">
            <text:p>1237</text:p>
          </table:table-cell>
          <table:table-cell office:value-type="float" office:value="151">
            <text:p>151</text:p>
          </table:table-cell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office:value-type="string">
            <text:p>d</text:p>
          </table:table-cell>
          <table:table-cell office:value-type="string">
            <text:p>Frankenthal </text:p>
          </table:table-cell>
          <table:table-cell office:value-type="string">
            <text:p>NA</text:p>
          </table:table-cell>
          <table:table-cell office:value-type="string">
            <text:p>RegBez. Pfalz (Bayern)</text:p>
          </table:table-cell>
          <table:table-cell office:value-type="string">
            <text:p>j</text:p>
          </table:table-cell>
          <table:table-cell office:value-type="string">
            <text:p>NA</text:p>
          </table:table-cell>
          <table:table-cell table:number-columns-repeated="2" office:value-type="string">
            <text:p>j</text:p>
          </table:table-cell>
          <table:table-cell office:value-type="string">
            <text:p>Kreis nicht angegeben, vermutlich aber Frankenthal</text:p>
          </table:table-cell>
          <table:table-cell office:value-type="string">
            <text:p>not detected</text:p>
          </table:table-cell>
          <table:table-cell office:value-type="string">
            <text:p>Frankenthal</text:p>
          </table:table-cell>
          <table:table-cell office:value-type="string">
            <text:p>Pfalz</text:p>
          </table:table-cell>
          <table:table-cell office:value-type="string">
            <text:p>453411.07</text:p>
          </table:table-cell>
          <table:table-cell office:value-type="string">
            <text:p>5487432.12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227">
            <text:p>227</text:p>
          </table:table-cell>
          <table:table-cell office:value-type="float" office:value="1247">
            <text:p>1247</text:p>
          </table:table-cell>
          <table:table-cell office:value-type="float" office:value="151">
            <text:p>151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office:value-type="string">
            <text:p>co</text:p>
          </table:table-cell>
          <table:table-cell office:value-type="string">
            <text:p>Gorxheim</text:p>
          </table:table-cell>
          <table:table-cell office:value-type="string">
            <text:p>Heppenheim</text:p>
          </table:table-cell>
          <table:table-cell office:value-type="string">
            <text:p>Hessen</text:p>
          </table:table-cell>
          <table:table-cell office:value-type="string">
            <text:p>NA</text:p>
          </table:table-cell>
          <table:table-cell office:value-type="string">
            <text:p>j</text:p>
          </table:table-cell>
          <table:table-cell table:number-columns-repeated="3"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Gorxheim</text:p>
          </table:table-cell>
          <table:table-cell office:value-type="string">
            <text:p>Gorxheimertal</text:p>
          </table:table-cell>
          <table:table-cell office:value-type="string">
            <text:p>478986.49</text:p>
          </table:table-cell>
          <table:table-cell office:value-type="string">
            <text:p>5487426.83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228">
            <text:p>228</text:p>
          </table:table-cell>
          <table:table-cell office:value-type="float" office:value="1248">
            <text:p>1248</text:p>
          </table:table-cell>
          <table:table-cell office:value-type="float" office:value="151">
            <text:p>151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office:value-type="string">
            <text:p>du</text:p>
          </table:table-cell>
          <table:table-cell office:value-type="string">
            <text:p>Unter-Flockenbach</text:p>
          </table:table-cell>
          <table:table-cell office:value-type="string">
            <text:p>Heppenheim</text:p>
          </table:table-cell>
          <table:table-cell office:value-type="string">
            <text:p>Hessen</text:p>
          </table:table-cell>
          <table:table-cell office:value-type="string">
            <text:p>NA</text:p>
          </table:table-cell>
          <table:table-cell table:number-columns-repeated="3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Unter-Flockenbach</text:p>
          </table:table-cell>
          <table:table-cell office:value-type="string">
            <text:p>Gorxheimertal</text:p>
          </table:table-cell>
          <table:table-cell office:value-type="string">
            <text:p>480609.00</text:p>
          </table:table-cell>
          <table:table-cell office:value-type="string">
            <text:p>5486499.94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229">
            <text:p>229</text:p>
          </table:table-cell>
          <table:table-cell office:value-type="float" office:value="1249">
            <text:p>1249</text:p>
          </table:table-cell>
          <table:table-cell office:value-type="float" office:value="151">
            <text:p>151</text:p>
          </table:table-cell>
          <table:table-cell office:value-type="float" office:value="33">
            <text:p>33</text:p>
          </table:table-cell>
          <table:table-cell office:value-type="float" office:value="14">
            <text:p>14</text:p>
          </table:table-cell>
          <table:table-cell office:value-type="string">
            <text:p>a</text:p>
          </table:table-cell>
          <table:table-cell office:value-type="string">
            <text:p>Ober-Abtsteinach </text:p>
          </table:table-cell>
          <table:table-cell office:value-type="string">
            <text:p>Heppenheim</text:p>
          </table:table-cell>
          <table:table-cell office:value-type="string">
            <text:p>Hessen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Ober-Abtsteinach</text:p>
          </table:table-cell>
          <table:table-cell office:value-type="string">
            <text:p>Abtsteinach</text:p>
          </table:table-cell>
          <table:table-cell office:value-type="string">
            <text:p>484512.97</text:p>
          </table:table-cell>
          <table:table-cell office:value-type="string">
            <text:p>5487904.07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230">
            <text:p>230</text:p>
          </table:table-cell>
          <table:table-cell office:value-type="float" office:value="1250">
            <text:p>1250</text:p>
          </table:table-cell>
          <table:table-cell office:value-type="float" office:value="151">
            <text:p>151</text:p>
          </table:table-cell>
          <table:table-cell office:value-type="float" office:value="33">
            <text:p>33</text:p>
          </table:table-cell>
          <table:table-cell office:value-type="float" office:value="14">
            <text:p>14</text:p>
          </table:table-cell>
          <table:table-cell office:value-type="string">
            <text:p>bo</text:p>
          </table:table-cell>
          <table:table-cell office:value-type="string">
            <text:p>Siedelsbrunn </text:p>
          </table:table-cell>
          <table:table-cell office:value-type="string">
            <text:p>Heppenheim</text:p>
          </table:table-cell>
          <table:table-cell office:value-type="string">
            <text:p>Hessen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Siedelsbrunn</text:p>
          </table:table-cell>
          <table:table-cell office:value-type="string">
            <text:p>Wald-Michelbach</text:p>
          </table:table-cell>
          <table:table-cell office:value-type="string">
            <text:p>486299.01</text:p>
          </table:table-cell>
          <table:table-cell office:value-type="string">
            <text:p>5488545.47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1252">
            <text:p>1252</text:p>
          </table:table-cell>
          <table:table-cell office:value-type="float" office:value="151">
            <text:p>151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string">
            <text:p>b</text:p>
          </table:table-cell>
          <table:table-cell office:value-type="string">
            <text:p>Oberflockenbach</text:p>
          </table:table-cell>
          <table:table-cell office:value-type="string">
            <text:p>AB. Weinheim</text:p>
          </table:table-cell>
          <table:table-cell office:value-type="string">
            <text:p>Baden</text:p>
          </table:table-cell>
          <table:table-cell office:value-type="string">
            <text:p>j</text:p>
          </table:table-cell>
          <table:table-cell office:value-type="string">
            <text:p>NA</text:p>
          </table:table-cell>
          <table:table-cell table:number-columns-repeated="2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Oberflockenbach</text:p>
          </table:table-cell>
          <table:table-cell office:value-type="string">
            <text:p>Weinheim</text:p>
          </table:table-cell>
          <table:table-cell office:value-type="string">
            <text:p>480532.53</text:p>
          </table:table-cell>
          <table:table-cell office:value-type="string">
            <text:p>5484075.48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234">
            <text:p>234</text:p>
          </table:table-cell>
          <table:table-cell office:value-type="float" office:value="1265">
            <text:p>1265</text:p>
          </table:table-cell>
          <table:table-cell office:value-type="float" office:value="151">
            <text:p>151</text:p>
          </table:table-cell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  <table:table-cell office:value-type="string">
            <text:p>a</text:p>
          </table:table-cell>
          <table:table-cell office:value-type="string">
            <text:p>Unterneudorf </text:p>
          </table:table-cell>
          <table:table-cell office:value-type="string">
            <text:p>AB. Buchen</text:p>
          </table:table-cell>
          <table:table-cell office:value-type="string">
            <text:p>Baden</text:p>
          </table:table-cell>
          <table:table-cell office:value-type="string">
            <text:p>j</text:p>
          </table:table-cell>
          <table:table-cell table:number-columns-repeated="4"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Unterneudorf</text:p>
          </table:table-cell>
          <table:table-cell office:value-type="string">
            <text:p>Buchen</text:p>
          </table:table-cell>
          <table:table-cell office:value-type="string">
            <text:p>519837.22</text:p>
          </table:table-cell>
          <table:table-cell office:value-type="string">
            <text:p>5486227.03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235">
            <text:p>235</text:p>
          </table:table-cell>
          <table:table-cell office:value-type="float" office:value="1267">
            <text:p>1267</text:p>
          </table:table-cell>
          <table:table-cell office:value-type="float" office:value="151">
            <text:p>151</text:p>
          </table:table-cell>
          <table:table-cell office:value-type="float" office:value="36">
            <text:p>36</text:p>
          </table:table-cell>
          <table:table-cell office:value-type="float" office:value="23">
            <text:p>23</text:p>
          </table:table-cell>
          <table:table-cell office:value-type="string">
            <text:p>d</text:p>
          </table:table-cell>
          <table:table-cell office:value-type="string">
            <text:p>Oberneudorf </text:p>
          </table:table-cell>
          <table:table-cell office:value-type="string">
            <text:p>AB. Buchen</text:p>
          </table:table-cell>
          <table:table-cell office:value-type="string">
            <text:p>Baden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Oberneudorf</text:p>
          </table:table-cell>
          <table:table-cell office:value-type="string">
            <text:p>Buchen</text:p>
          </table:table-cell>
          <table:table-cell office:value-type="string">
            <text:p>519364.84</text:p>
          </table:table-cell>
          <table:table-cell office:value-type="string">
            <text:p>5483109.55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236">
            <text:p>236</text:p>
          </table:table-cell>
          <table:table-cell office:value-type="float" office:value="1268">
            <text:p>1268</text:p>
          </table:table-cell>
          <table:table-cell office:value-type="float" office:value="151">
            <text:p>151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string">
            <text:p>a</text:p>
          </table:table-cell>
          <table:table-cell office:value-type="string">
            <text:p>Hollerbach</text:p>
          </table:table-cell>
          <table:table-cell office:value-type="string">
            <text:p>AB. Buchen</text:p>
          </table:table-cell>
          <table:table-cell office:value-type="string">
            <text:p>Baden</text:p>
          </table:table-cell>
          <table:table-cell office:value-type="string">
            <text:p>j</text:p>
          </table:table-cell>
          <table:table-cell table:number-columns-repeated="4"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Hollerbach</text:p>
          </table:table-cell>
          <table:table-cell office:value-type="string">
            <text:p>Buchen</text:p>
          </table:table-cell>
          <table:table-cell office:value-type="string">
            <text:p>520545.87</text:p>
          </table:table-cell>
          <table:table-cell office:value-type="string">
            <text:p>5484383.72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237">
            <text:p>237</text:p>
          </table:table-cell>
          <table:table-cell office:value-type="float" office:value="1269">
            <text:p>1269</text:p>
          </table:table-cell>
          <table:table-cell office:value-type="string">
            <text:p>Handschriftliche Ergänzungen:</text:p>
          </table:table-cell>
          <table:table-cell table:number-columns-repeated="3" office:value-type="string">
            <text:p>NA</text:p>
          </table:table-cell>
          <table:table-cell/>
          <table:table-cell table:number-columns-repeated="7"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NA</text:p>
          </table:table-cell>
          <table:table-cell table:number-columns-repeated="3"/>
          <table:table-cell office:value-type="string">
            <text:p>not detected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float" office:value="239">
            <text:p>239</text:p>
          </table:table-cell>
          <table:table-cell office:value-type="float" office:value="1271">
            <text:p>1271</text:p>
          </table:table-cell>
          <table:table-cell office:value-type="float" office:value="138">
            <text:p>138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string">
            <text:p>du</text:p>
          </table:table-cell>
          <table:table-cell/>
          <table:table-cell table:number-columns-repeated="7"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unklarer Ort</text:p>
          </table:table-cell>
          <table:table-cell table:number-columns-repeated="3"/>
          <table:table-cell office:value-type="string">
            <text:p>not detected</text:p>
          </table:table-cell>
          <table:table-cell office:value-type="string">
            <text:p>n</text:p>
          </table:table-cell>
        </table:table-row>
        <table:table-row table:style-name="ro2" table:number-rows-repeated="2">
          <table:table-cell table:number-columns-repeated="21"/>
        </table:table-row>
        <table:table-row table:style-name="ro2">
          <table:table-cell table:number-columns-repeated="2"/>
          <table:table-cell office:value-type="float" office:value="111">
            <text:p>111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string">
            <text:p>co</text:p>
          </table:table-cell>
          <table:table-cell office:value-type="string">
            <text:p>Affinghausen</text:p>
          </table:table-cell>
          <table:table-cell office:value-type="string">
            <text:p>Brilon</text:p>
          </table:table-cell>
          <table:table-cell office:value-type="string">
            <text:p>Westfalen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Assinghausen</text:p>
          </table:table-cell>
          <table:table-cell office:value-type="string">
            <text:p>Olsberg</text:p>
          </table:table-cell>
          <table:table-cell office:value-type="string">
            <text:p>465475.88</text:p>
          </table:table-cell>
          <table:table-cell office:value-type="string">
            <text:p>5684067.59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table:number-columns-repeated="2"/>
          <table:table-cell office:value-type="float" office:value="111">
            <text:p>111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string">
            <text:p>bu</text:p>
          </table:table-cell>
          <table:table-cell office:value-type="string">
            <text:p>Schwalefeld</text:p>
          </table:table-cell>
          <table:table-cell office:value-type="string">
            <text:p>des Eisenbergs</text:p>
          </table:table-cell>
          <table:table-cell office:value-type="string">
            <text:p>Hessen-Nassau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Schwalefeld</text:p>
          </table:table-cell>
          <table:table-cell office:value-type="string">
            <text:p>Willingen</text:p>
          </table:table-cell>
          <table:table-cell office:value-type="string">
            <text:p>474203.87</text:p>
          </table:table-cell>
          <table:table-cell office:value-type="string">
            <text:p>5684019.75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table:number-columns-repeated="2"/>
          <table:table-cell office:value-type="float" office:value="111">
            <text:p>111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string">
            <text:p>al</text:p>
          </table:table-cell>
          <table:table-cell office:value-type="string">
            <text:p>Rattlar</text:p>
          </table:table-cell>
          <table:table-cell office:value-type="string">
            <text:p>des Eisenbergs</text:p>
          </table:table-cell>
          <table:table-cell office:value-type="string">
            <text:p>Hessen-Nassau</text:p>
          </table:table-cell>
          <table:table-cell table:number-columns-repeated="2" office:value-type="string">
            <text:p>NA</text:p>
          </table:table-cell>
          <table:table-cell table:number-columns-repeated="2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Rattlar</text:p>
          </table:table-cell>
          <table:table-cell office:value-type="string">
            <text:p>Willingen</text:p>
          </table:table-cell>
          <table:table-cell office:value-type="string">
            <text:p>475371.11</text:p>
          </table:table-cell>
          <table:table-cell office:value-type="string">
            <text:p>5684463.27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table:number-columns-repeated="2"/>
          <table:table-cell office:value-type="float" office:value="111">
            <text:p>111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string">
            <text:p>co</text:p>
          </table:table-cell>
          <table:table-cell office:value-type="string">
            <text:p>Wiemeringhausen</text:p>
          </table:table-cell>
          <table:table-cell office:value-type="string">
            <text:p>Brilon</text:p>
          </table:table-cell>
          <table:table-cell office:value-type="string">
            <text:p>Westfalen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Wiemeringhausen</text:p>
          </table:table-cell>
          <table:table-cell office:value-type="string">
            <text:p>Olsberg</text:p>
          </table:table-cell>
          <table:table-cell office:value-type="string">
            <text:p>465366.86</text:p>
          </table:table-cell>
          <table:table-cell office:value-type="string">
            <text:p>5682319.07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table:number-columns-repeated="2"/>
          <table:table-cell office:value-type="float" office:value="111">
            <text:p>111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string">
            <text:p>b</text:p>
          </table:table-cell>
          <table:table-cell office:value-type="string">
            <text:p>Niedersfeld</text:p>
          </table:table-cell>
          <table:table-cell office:value-type="string">
            <text:p>Brilon</text:p>
          </table:table-cell>
          <table:table-cell office:value-type="string">
            <text:p>Westfalen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Niedersfeld</text:p>
          </table:table-cell>
          <table:table-cell office:value-type="string">
            <text:p>Winterberg</text:p>
          </table:table-cell>
          <table:table-cell office:value-type="string">
            <text:p>467321.69</text:p>
          </table:table-cell>
          <table:table-cell office:value-type="string">
            <text:p>5678629.08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table:number-columns-repeated="2"/>
          <table:table-cell office:value-type="float" office:value="111">
            <text:p>111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string">
            <text:p>c</text:p>
          </table:table-cell>
          <table:table-cell office:value-type="string">
            <text:p>Titmaringhausen</text:p>
          </table:table-cell>
          <table:table-cell office:value-type="string">
            <text:p>Brilon</text:p>
          </table:table-cell>
          <table:table-cell office:value-type="string">
            <text:p>Westfalen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Titmaringhausen</text:p>
          </table:table-cell>
          <table:table-cell office:value-type="string">
            <text:p>Medebach</text:p>
          </table:table-cell>
          <table:table-cell office:value-type="string">
            <text:p>475795.45</text:p>
          </table:table-cell>
          <table:table-cell office:value-type="string">
            <text:p>5678062.26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table:number-columns-repeated="2"/>
          <table:table-cell office:value-type="float" office:value="111">
            <text:p>11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bo</text:p>
          </table:table-cell>
          <table:table-cell office:value-type="string">
            <text:p>Ottlar</text:p>
          </table:table-cell>
          <table:table-cell office:value-type="string">
            <text:p>des Eisenbergs</text:p>
          </table:table-cell>
          <table:table-cell office:value-type="string">
            <text:p>Hessen-Nassau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Ottlar</text:p>
          </table:table-cell>
          <table:table-cell office:value-type="string">
            <text:p>Diemelsee</text:p>
          </table:table-cell>
          <table:table-cell office:value-type="string">
            <text:p>479040.05</text:p>
          </table:table-cell>
          <table:table-cell office:value-type="string">
            <text:p>5686764.96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table:number-columns-repeated="2"/>
          <table:table-cell office:value-type="float" office:value="111">
            <text:p>111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a</text:p>
          </table:table-cell>
          <table:table-cell office:value-type="string">
            <text:p>Flechtdorf</text:p>
          </table:table-cell>
          <table:table-cell office:value-type="string">
            <text:p>des Eisenbergs</text:p>
          </table:table-cell>
          <table:table-cell office:value-type="string">
            <text:p>Hessen-Nassau</text:p>
          </table:table-cell>
          <table:table-cell office:value-type="string">
            <text:p>NA</text:p>
          </table:table-cell>
          <table:table-cell table:number-columns-repeated="3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Flechtdorf</text:p>
          </table:table-cell>
          <table:table-cell office:value-type="string">
            <text:p>Diemelsee</text:p>
          </table:table-cell>
          <table:table-cell office:value-type="string">
            <text:p>487833.28</text:p>
          </table:table-cell>
          <table:table-cell office:value-type="string">
            <text:p>5686158.08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table:number-columns-repeated="2"/>
          <table:table-cell office:value-type="float" office:value="111">
            <text:p>111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dr</text:p>
          </table:table-cell>
          <table:table-cell office:value-type="string">
            <text:p>Eimelrod</text:p>
          </table:table-cell>
          <table:table-cell office:value-type="string">
            <text:p>des Eisenbergs</text:p>
          </table:table-cell>
          <table:table-cell office:value-type="string">
            <text:p>Hessen-Nassau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Eimelrod</text:p>
          </table:table-cell>
          <table:table-cell office:value-type="string">
            <text:p>Willingen</text:p>
          </table:table-cell>
          <table:table-cell office:value-type="string">
            <text:p>479116.90</text:p>
          </table:table-cell>
          <table:table-cell office:value-type="string">
            <text:p>5683414.17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table:number-columns-repeated="2"/>
          <table:table-cell office:value-type="float" office:value="111">
            <text:p>111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string">
            <text:p>a</text:p>
          </table:table-cell>
          <table:table-cell office:value-type="string">
            <text:p>Schweinsbühl</text:p>
          </table:table-cell>
          <table:table-cell office:value-type="string">
            <text:p>des Eisenbergs</text:p>
          </table:table-cell>
          <table:table-cell office:value-type="string">
            <text:p>Hessen-Nassau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Schweinsbühl</text:p>
          </table:table-cell>
          <table:table-cell office:value-type="string">
            <text:p>Diemelsee</text:p>
          </table:table-cell>
          <table:table-cell office:value-type="string">
            <text:p>482353.94</text:p>
          </table:table-cell>
          <table:table-cell office:value-type="string">
            <text:p>5684446.91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table:number-columns-repeated="2"/>
          <table:table-cell office:value-type="float" office:value="111">
            <text:p>111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string">
            <text:p>co</text:p>
          </table:table-cell>
          <table:table-cell office:value-type="string">
            <text:p>Rhena</text:p>
          </table:table-cell>
          <table:table-cell office:value-type="string">
            <text:p>des Eisenbergs</text:p>
          </table:table-cell>
          <table:table-cell office:value-type="string">
            <text:p>Hessen-Nassau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Rhena</text:p>
          </table:table-cell>
          <table:table-cell office:value-type="string">
            <text:p>Korbach</text:p>
          </table:table-cell>
          <table:table-cell office:value-type="string">
            <text:p>485464.18</text:p>
          </table:table-cell>
          <table:table-cell office:value-type="string">
            <text:p>5682007.87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table:number-columns-repeated="2"/>
          <table:table-cell office:value-type="float" office:value="111">
            <text:p>111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string">
            <text:p>do</text:p>
          </table:table-cell>
          <table:table-cell office:value-type="string">
            <text:p>Welleringhausen</text:p>
          </table:table-cell>
          <table:table-cell office:value-type="string">
            <text:p>des Eisenbergs</text:p>
          </table:table-cell>
          <table:table-cell office:value-type="string">
            <text:p>Hessen-Nassau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Welleringhausen</text:p>
          </table:table-cell>
          <table:table-cell office:value-type="string">
            <text:p>Willingen</text:p>
          </table:table-cell>
          <table:table-cell office:value-type="string">
            <text:p>481372.07</text:p>
          </table:table-cell>
          <table:table-cell office:value-type="string">
            <text:p>5680163.48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table:number-columns-repeated="2"/>
          <table:table-cell office:value-type="float" office:value="111">
            <text:p>111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string">
            <text:p>b</text:p>
          </table:table-cell>
          <table:table-cell office:value-type="string">
            <text:p>Düdinghausen</text:p>
          </table:table-cell>
          <table:table-cell office:value-type="string">
            <text:p>Brilon</text:p>
          </table:table-cell>
          <table:table-cell office:value-type="string">
            <text:p>Westfalen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Düdinghausen</text:p>
          </table:table-cell>
          <table:table-cell office:value-type="string">
            <text:p>Medebach</text:p>
          </table:table-cell>
          <table:table-cell office:value-type="string">
            <text:p>478575.98</text:p>
          </table:table-cell>
          <table:table-cell office:value-type="string">
            <text:p>5678930.31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table:number-columns-repeated="2"/>
          <table:table-cell office:value-type="float" office:value="111">
            <text:p>111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string">
            <text:p>br</text:p>
          </table:table-cell>
          <table:table-cell office:value-type="string">
            <text:p>Berndorf</text:p>
          </table:table-cell>
          <table:table-cell office:value-type="string">
            <text:p>des Eisenbergs</text:p>
          </table:table-cell>
          <table:table-cell office:value-type="string">
            <text:p>Hessen-Nassau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Berndorf</text:p>
          </table:table-cell>
          <table:table-cell office:value-type="string">
            <text:p>Twistetal</text:p>
          </table:table-cell>
          <table:table-cell office:value-type="string">
            <text:p>493336.31</text:p>
          </table:table-cell>
          <table:table-cell office:value-type="string">
            <text:p>5683937.39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table:number-columns-repeated="2"/>
          <table:table-cell office:value-type="float" office:value="111">
            <text:p>111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string">
            <text:p>d</text:p>
          </table:table-cell>
          <table:table-cell office:value-type="string">
            <text:p>Ober Waroldern</text:p>
          </table:table-cell>
          <table:table-cell office:value-type="string">
            <text:p>der Twiste</text:p>
          </table:table-cell>
          <table:table-cell office:value-type="string">
            <text:p>Hessen-Nassau</text:p>
          </table:table-cell>
          <table:table-cell office:value-type="string">
            <text:p>j</text:p>
          </table:table-cell>
          <table:table-cell table:number-columns-repeated="4"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Ober-Waroldern</text:p>
          </table:table-cell>
          <table:table-cell office:value-type="string">
            <text:p>Twistetal</text:p>
          </table:table-cell>
          <table:table-cell office:value-type="string">
            <text:p>497783.35</text:p>
          </table:table-cell>
          <table:table-cell office:value-type="string">
            <text:p>5683609.41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table:number-columns-repeated="2"/>
          <table:table-cell office:value-type="float" office:value="111">
            <text:p>111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string">
            <text:p>cl</text:p>
          </table:table-cell>
          <table:table-cell office:value-type="string">
            <text:p>Meineringhausen</text:p>
          </table:table-cell>
          <table:table-cell office:value-type="string">
            <text:p>des Eisenbergs</text:p>
          </table:table-cell>
          <table:table-cell office:value-type="string">
            <text:p>Hessen-Nassau</text:p>
          </table:table-cell>
          <table:table-cell/>
          <table:table-cell table:number-columns-repeated="3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Meineringhausen</text:p>
          </table:table-cell>
          <table:table-cell office:value-type="string">
            <text:p>Korbach</text:p>
          </table:table-cell>
          <table:table-cell office:value-type="string">
            <text:p>495577.04</text:p>
          </table:table-cell>
          <table:table-cell office:value-type="string">
            <text:p>5678376.66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table:number-columns-repeated="2"/>
          <table:table-cell office:value-type="float" office:value="111">
            <text:p>1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string">
            <text:p>bd</text:p>
          </table:table-cell>
          <table:table-cell office:value-type="string">
            <text:p>Volkhardinghausen</text:p>
          </table:table-cell>
          <table:table-cell office:value-type="string">
            <text:p>der Twiste</text:p>
          </table:table-cell>
          <table:table-cell office:value-type="string">
            <text:p>Hessen-Nassau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Volkhardinghausen</text:p>
          </table:table-cell>
          <table:table-cell office:value-type="string">
            <text:p>Bad Arolsen</text:p>
          </table:table-cell>
          <table:table-cell office:value-type="string">
            <text:p>503898.95</text:p>
          </table:table-cell>
          <table:table-cell office:value-type="string">
            <text:p>5685976.29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table:number-columns-repeated="2"/>
          <table:table-cell office:value-type="float" office:value="111">
            <text:p>111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du</text:p>
          </table:table-cell>
          <table:table-cell office:value-type="string">
            <text:p>Bühle</text:p>
          </table:table-cell>
          <table:table-cell office:value-type="string">
            <text:p>der Twiste</text:p>
          </table:table-cell>
          <table:table-cell office:value-type="string">
            <text:p>Hessen-Nassau</text:p>
          </table:table-cell>
          <table:table-cell office:value-type="string">
            <text:p>NA</text:p>
          </table:table-cell>
          <table:table-cell office:value-type="string">
            <text:p>j</text:p>
          </table:table-cell>
          <table:table-cell table:number-columns-repeated="3"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Bühle</text:p>
          </table:table-cell>
          <table:table-cell office:value-type="string">
            <text:p>Bad Arolsen</text:p>
          </table:table-cell>
          <table:table-cell office:value-type="string">
            <text:p>507606.30</text:p>
          </table:table-cell>
          <table:table-cell office:value-type="string">
            <text:p>5685225.28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table:number-columns-repeated="2"/>
          <table:table-cell office:value-type="float" office:value="111">
            <text:p>111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au</text:p>
          </table:table-cell>
          <table:table-cell office:value-type="string">
            <text:p>Nieder Waroldern</text:p>
          </table:table-cell>
          <table:table-cell office:value-type="string">
            <text:p>der Twiste</text:p>
          </table:table-cell>
          <table:table-cell office:value-type="string">
            <text:p>Hessen-Nassau</text:p>
          </table:table-cell>
          <table:table-cell office:value-type="string">
            <text:p>NA</text:p>
          </table:table-cell>
          <table:table-cell table:number-columns-repeated="3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Nieder-Waroldern</text:p>
          </table:table-cell>
          <table:table-cell office:value-type="string">
            <text:p>Twistetal</text:p>
          </table:table-cell>
          <table:table-cell office:value-type="string">
            <text:p>500631.77</text:p>
          </table:table-cell>
          <table:table-cell office:value-type="string">
            <text:p>5683992.47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table:number-columns-repeated="2"/>
          <table:table-cell office:value-type="float" office:value="111">
            <text:p>111</text:p>
          </table:table-cell>
          <table:table-cell table:number-columns-repeated="2" office:value-type="float" office:value="17">
            <text:p>17</text:p>
          </table:table-cell>
          <table:table-cell office:value-type="string">
            <text:p>b</text:p>
          </table:table-cell>
          <table:table-cell office:value-type="string">
            <text:p>Freienhagen</text:p>
          </table:table-cell>
          <table:table-cell office:value-type="string">
            <text:p>der Eder</text:p>
          </table:table-cell>
          <table:table-cell office:value-type="string">
            <text:p>Hessen-Nassau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Freienhagen</text:p>
          </table:table-cell>
          <table:table-cell office:value-type="string">
            <text:p>Waldeck</text:p>
          </table:table-cell>
          <table:table-cell office:value-type="string">
            <text:p>504427.43</text:p>
          </table:table-cell>
          <table:table-cell office:value-type="string">
            <text:p>5680734.97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table:number-columns-repeated="2"/>
          <table:table-cell office:value-type="float" office:value="111">
            <text:p>11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string">
            <text:p>br</text:p>
          </table:table-cell>
          <table:table-cell office:value-type="string">
            <text:p>Ippinghausen</text:p>
          </table:table-cell>
          <table:table-cell office:value-type="string">
            <text:p>Wolfhagen</text:p>
          </table:table-cell>
          <table:table-cell office:value-type="string">
            <text:p>Hessen-Nassau</text:p>
          </table:table-cell>
          <table:table-cell office:value-type="string">
            <text:p>NA</text:p>
          </table:table-cell>
          <table:table-cell office:value-type="string">
            <text:p>j</text:p>
          </table:table-cell>
          <table:table-cell table:number-columns-repeated="3"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Ippinghausen</text:p>
          </table:table-cell>
          <table:table-cell office:value-type="string">
            <text:p>Wolfhagen</text:p>
          </table:table-cell>
          <table:table-cell office:value-type="string">
            <text:p>510074.59</text:p>
          </table:table-cell>
          <table:table-cell office:value-type="string">
            <text:p>5681213.25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table:number-columns-repeated="2"/>
          <table:table-cell office:value-type="float" office:value="111">
            <text:p>11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Wolfhagen</text:p>
          </table:table-cell>
          <table:table-cell office:value-type="string">
            <text:p>Wolfhagen</text:p>
          </table:table-cell>
          <table:table-cell office:value-type="string">
            <text:p>Hessen-Nassau</text:p>
          </table:table-cell>
          <table:table-cell office:value-type="string">
            <text:p>NA</text:p>
          </table:table-cell>
          <table:table-cell table:number-columns-repeated="3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Wolfhagen</text:p>
          </table:table-cell>
          <table:table-cell office:value-type="string">
            <text:p>Kassel</text:p>
          </table:table-cell>
          <table:table-cell office:value-type="string">
            <text:p>511920.37</text:p>
          </table:table-cell>
          <table:table-cell office:value-type="string">
            <text:p>5686144.21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table:number-columns-repeated="2"/>
          <table:table-cell office:value-type="float" office:value="111">
            <text:p>11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br</text:p>
          </table:table-cell>
          <table:table-cell office:value-type="string">
            <text:p>Burghasungen</text:p>
          </table:table-cell>
          <table:table-cell office:value-type="string">
            <text:p>Wolfhagen</text:p>
          </table:table-cell>
          <table:table-cell office:value-type="string">
            <text:p>Hessen-Nassau</text:p>
          </table:table-cell>
          <table:table-cell table:number-columns-repeated="2" office:value-type="string">
            <text:p>NA</text:p>
          </table:table-cell>
          <table:table-cell office:value-type="string">
            <text:p>j</text:p>
          </table:table-cell>
          <table:table-cell table:number-columns-repeated="2"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Burghasungen</text:p>
          </table:table-cell>
          <table:table-cell office:value-type="string">
            <text:p>Zierenberg</text:p>
          </table:table-cell>
          <table:table-cell office:value-type="string">
            <text:p>519354.68</text:p>
          </table:table-cell>
          <table:table-cell office:value-type="string">
            <text:p>5685795.97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table:number-columns-repeated="2"/>
          <table:table-cell office:value-type="float" office:value="111">
            <text:p>111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string">
            <text:p>d</text:p>
          </table:table-cell>
          <table:table-cell office:value-type="string">
            <text:p>Istha</text:p>
          </table:table-cell>
          <table:table-cell office:value-type="string">
            <text:p>Wolfhagen</text:p>
          </table:table-cell>
          <table:table-cell office:value-type="string">
            <text:p>Hessen-Nassau</text:p>
          </table:table-cell>
          <table:table-cell table:number-columns-repeated="4" office:value-type="string">
            <text:p>j</text:p>
          </table:table-cell>
          <table:table-cell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Istha</text:p>
          </table:table-cell>
          <table:table-cell office:value-type="string">
            <text:p>Wolfhagen</text:p>
          </table:table-cell>
          <table:table-cell office:value-type="string">
            <text:p>516022.96</text:p>
          </table:table-cell>
          <table:table-cell office:value-type="string">
            <text:p>5683710.03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table:number-columns-repeated="2"/>
          <table:table-cell office:value-type="float" office:value="111">
            <text:p>111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string">
            <text:p>dr</text:p>
          </table:table-cell>
          <table:table-cell office:value-type="string">
            <text:p>Balhorn</text:p>
          </table:table-cell>
          <table:table-cell office:value-type="string">
            <text:p>Wolfhagen</text:p>
          </table:table-cell>
          <table:table-cell office:value-type="string">
            <text:p>Hessen-Nassau</text:p>
          </table:table-cell>
          <table:table-cell office:value-type="string">
            <text:p>j</text:p>
          </table:table-cell>
          <table:table-cell table:number-columns-repeated="4"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Balhorn</text:p>
          </table:table-cell>
          <table:table-cell office:value-type="string">
            <text:p>Bad Emstal</text:p>
          </table:table-cell>
          <table:table-cell office:value-type="string">
            <text:p>516687.02</text:p>
          </table:table-cell>
          <table:table-cell office:value-type="string">
            <text:p>5680178.00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  <table:table-row table:style-name="ro2">
          <table:table-cell table:number-columns-repeated="2"/>
          <table:table-cell office:value-type="float" office:value="111">
            <text:p>111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string">
            <text:p>al</text:p>
          </table:table-cell>
          <table:table-cell office:value-type="string">
            <text:p>Elmshagen</text:p>
          </table:table-cell>
          <table:table-cell office:value-type="string">
            <text:p>Kassel</text:p>
          </table:table-cell>
          <table:table-cell office:value-type="string">
            <text:p>Hessen-Nassau</text:p>
          </table:table-cell>
          <table:table-cell office:value-type="string">
            <text:p>j</text:p>
          </table:table-cell>
          <table:table-cell table:number-columns-repeated="4" office:value-type="string">
            <text:p>NA</text:p>
          </table:table-cell>
          <table:table-cell office:value-type="string">
            <text:p>not detected</text:p>
          </table:table-cell>
          <table:table-cell office:value-type="string">
            <text:p>Elmshagen</text:p>
          </table:table-cell>
          <table:table-cell office:value-type="string">
            <text:p>Schauenburg</text:p>
          </table:table-cell>
          <table:table-cell office:value-type="string">
            <text:p>522422.20</text:p>
          </table:table-cell>
          <table:table-cell office:value-type="string">
            <text:p>5678957.42</text:p>
          </table:table-cell>
          <table:table-cell office:value-type="string">
            <text:p>not detected</text:p>
          </table:table-cell>
          <table:table-cell office:value-type="string">
            <text:p>f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08">08.04.2022</text:date>, <text:time>14:33:4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iko Kammers</meta:initial-creator>
    <meta:creation-date>2022-04-02T16:03:32.33</meta:creation-date>
    <dc:date>2022-04-08T14:33:45.82</dc:date>
    <dc:creator>Heiko Kammers</dc:creator>
    <meta:editing-duration>PT13H48M24S</meta:editing-duration>
    <meta:editing-cycles>57</meta:editing-cycles>
    <meta:generator>OpenOffice/4.1.11$Win32 OpenOffice.org_project/4111m1$Build-9808</meta:generator>
    <meta:document-statistic meta:table-count="3" meta:cell-count="3655" meta:object-count="0"/>
  </office:meta>
</office:document-meta>
</file>